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bafb" officeooo:paragraph-rsid="0003ba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ORKSHOP FOR GIT</text:p>
      <text:p text:style-name="P1"/>
      <text:p text:style-name="P1"/>
      <text:p text:style-name="P1">emma@emma-Swift-SF515-51T:~$ cd Documents/</text:p>
      <text:p text:style-name="P1">emma@emma-Swift-SF515-51T:~/Documents$ ls</text:p>
      <text:p text:style-name="P1"><text:s/>AngularWorkshop <text:s text:c="2"/>GitNotes <text:s/>'Learning Connections.odt' <text:s text:c="3"/>Presentations</text:p>
      <text:p text:style-name="P1"><text:s/>atw-giertz-2-17 <text:s text:c="2"/>html+css <text:s/>'My First Git Exercise.odt' <text:s text:c="2"/>README.md</text:p>
      <text:p text:style-name="P1"><text:s/>EmmaPhoto.png <text:s text:c="4"/>JS <text:s text:c="8"/>NotesforStudy-Nov19.odt <text:s text:c="5"/>workshop-gsap</text:p>
      <text:p text:style-name="P1">emma@emma-Swift-SF515-51T:~/Documents$ mkdir famous</text:p>
      <text:p text:style-name="P1">emma@emma-Swift-SF515-51T:~/Documents$ cd famous/</text:p>
      <text:p text:style-name="P1">emma@emma-Swift-SF515-51T:~/Documents/famous$ git init</text:p>
      <text:p text:style-name="P1">Initialized empty Git repository in /home/emma/Documents/famous/.git/</text:p>
      <text:p text:style-name="P1">emma@emma-Swift-SF515-51T:~/Documents/famous$ touch people.txt</text:p>
      <text:p text:style-name="P1">emma@emma-Swift-SF515-51T:~/Documents/famous$ ls -a</text:p>
      <text:p text:style-name="P1">. <text:s/>.. <text:s/>.git <text:s/>people.txt</text:p>
      <text:p text:style-name="P1">emma@emma-Swift-SF515-51T:~/Documents/famous$ ls -l</text:p>
      <text:p text:style-name="P1">total 0</text:p>
      <text:p text:style-name="P1">-rw-r--r-- 1 emma emma 0 Jan 30 09:41 people.txt</text:p>
      <text:p text:style-name="P1">emma@emma-Swift-SF515-51T:~/Documents/famous$ ls -h</text:p>
      <text:p text:style-name="P1">people.txt</text:p>
      <text:p text:style-name="P1">emma@emma-Swift-SF515-51T:~/Documents/famous$ ls</text:p>
      <text:p text:style-name="P1">people.txt</text:p>
      <text:p text:style-name="P1">emma@emma-Swift-SF515-51T:~/Documents/famous$ gedit people.txt</text:p>
      <text:p text:style-name="P1">emma@emma-Swift-SF515-51T:~/Documents/famous$ nano people.txt</text:p>
      <text:p text:style-name="P1">emma@emma-Swift-SF515-51T:~/Documents/famous$ git status</text:p>
      <text:p text:style-name="P1">On branch master</text:p>
      <text:p text:style-name="P1"/>
      <text:p text:style-name="P1">No commits yet</text:p>
      <text:p text:style-name="P1"/>
      <text:p text:style-name="P1">Untracked files:</text:p>
      <text:p text:style-name="P1"><text:s text:c="2"/>(use "git add &lt;file&gt;..." to include in what will be committed)</text:p>
      <text:p text:style-name="P1"/>
      <text:p text:style-name="P1"><text:tab/>people.txt</text:p>
      <text:p text:style-name="P1"/>
      <text:p text:style-name="P1">nothing added to commit but untracked files present (use "git add" to track)</text:p>
      <text:p text:style-name="P1">emma@emma-Swift-SF515-51T:~/Documents/famous$ gedit people.txt</text:p>
      <text:p text:style-name="P1">emma@emma-Swift-SF515-51T:~/Documents/famous$ touch test.txt</text:p>
      <text:p text:style-name="P1">emma@emma-Swift-SF515-51T:~/Documents/famous$ nano test.txt</text:p>
      <text:p text:style-name="P1">emma@emma-Swift-SF515-51T:~/Documents/famous$ git add people.txt </text:p>
      <text:p text:style-name="P1">emma@emma-Swift-SF515-51T:~/Documents/famous$ git commit -m "adding Elon Musk info and first commit"</text:p>
      <text:p text:style-name="P1">[master (root-commit) 79c45ae] adding Elon Musk info and first commit</text:p>
      <text:p text:style-name="P1"><text:s/>1 file changed, 9 insertions(+)</text:p>
      <text:p text:style-name="P1"><text:s/>create mode 100644 people.txt</text:p>
      <text:p text:style-name="P1">emma@emma-Swift-SF515-51T:~/Documents/famous$ gedit people.txt </text:p>
      <text:p text:style-name="P1">emma@emma-Swift-SF515-51T:~/Documents/famous$ git log</text:p>
      <text:p text:style-name="P1">commit 79c45aecc1fb7fd77a3a2c554392e342f17b7f8d (HEAD -&gt; master)</text:p>
      <text:p text:style-name="P1">Author: emma &lt;emma.wishart@live.com.au&gt;</text:p>
      <text:p text:style-name="P1">Date: <text:s text:c="2"/>Thu Jan 30 09:57:01 2020 +0100</text:p>
      <text:p text:style-name="P1"/>
      <text:p text:style-name="P1"><text:s text:c="4"/>adding Elon Musk info and first commit</text:p>
      <text:p text:style-name="P1">emma@emma-Swift-SF515-51T:~/Documents/famous$ git log --oneline</text:p>
      <text:p text:style-name="P1"><text:soft-page-break/>79c45ae (HEAD -&gt; master) adding Elon Musk info and first commit</text:p>
      <text:p text:style-name="P1">emma@emma-Swift-SF515-51T:~/Documents/famous$ history</text:p>
      <text:p text:style-name="P1"><text:s text:c="2"/>745 <text:s/>rm .idea/modules.xml</text:p>
      <text:p text:style-name="P1"><text:s text:c="2"/>746 <text:s/>rm .idea/vcs.xml</text:p>
      <text:p text:style-name="P1"><text:s text:c="2"/>747 <text:s/>git pull</text:p>
      <text:p text:style-name="P1"><text:s text:c="2"/>748 <text:s/>git status</text:p>
      <text:p text:style-name="P1"><text:s text:c="2"/>749 <text:s/>git add img/Header/</text:p>
      <text:p text:style-name="P1"><text:s text:c="2"/>750 <text:s/>git commit -m "adding header images folder"</text:p>
      <text:p text:style-name="P1"><text:s text:c="2"/>751 <text:s/>git push</text:p>
      <text:p text:style-name="P1"><text:s text:c="2"/>752 <text:s/>git pull</text:p>
      <text:p text:style-name="P1"><text:s text:c="2"/>753 <text:s/>git status</text:p>
      <text:p text:style-name="P1"><text:s text:c="2"/>754 <text:s/>git add Dist/about/About.html</text:p>
      <text:p text:style-name="P1"><text:s text:c="2"/>755 <text:s/>git commit -m "content completed, adding header and footer but having issues with footer and head image"</text:p>
      <text:p text:style-name="P1"><text:s text:c="2"/>756 <text:s/>git push</text:p>
      <text:p text:style-name="P1"><text:s text:c="2"/>757 <text:s/>git status</text:p>
      <text:p text:style-name="P1"><text:s text:c="2"/>758 <text:s/>git add Sass/about.css</text:p>
      <text:p text:style-name="P1"><text:s text:c="2"/>759 <text:s/>cd Documents</text:p>
      <text:p text:style-name="P1"><text:s text:c="2"/>760 <text:s/>ls</text:p>
      <text:p text:style-name="P1"><text:s text:c="2"/>761 <text:s/>git clone git@github.com:Emma-Belg/JS.git</text:p>
      <text:p text:style-name="P1"><text:s text:c="2"/>762 <text:s/>cd</text:p>
      <text:p text:style-name="P1"><text:s text:c="2"/>763 <text:s/>git apt-get update</text:p>
      <text:p text:style-name="P1"><text:s text:c="2"/>764 <text:s/>sudo apt-get update</text:p>
      <text:p text:style-name="P1"><text:s text:c="2"/>765 <text:s/>sudo apt-get upgrade</text:p>
      <text:p text:style-name="P1"><text:s text:c="2"/>766 <text:s/>cd Documents/html+css</text:p>
      <text:p text:style-name="P1"><text:s text:c="2"/>767 <text:s/>ls</text:p>
      <text:p text:style-name="P1"><text:s text:c="2"/>768 <text:s/>cd El-Caribeno</text:p>
      <text:p text:style-name="P1"><text:s text:c="2"/>769 <text:s/>ls</text:p>
      <text:p text:style-name="P1"><text:s text:c="2"/>770 <text:s/>git status</text:p>
      <text:p text:style-name="P1"><text:s text:c="2"/>771 <text:s/>rm .idea/watcherTasks.xml</text:p>
      <text:p text:style-name="P1"><text:s text:c="2"/>772 <text:s/>rm Sass/about.css</text:p>
      <text:p text:style-name="P1"><text:s text:c="2"/>773 <text:s/>git status</text:p>
      <text:p text:style-name="P1"><text:s text:c="2"/>774 <text:s/>git rm Sass/about.css</text:p>
      <text:p text:style-name="P1"><text:s text:c="2"/>775 <text:s/>git status</text:p>
      <text:p text:style-name="P1"><text:s text:c="2"/>776 <text:s/>git add Sass/about.css</text:p>
      <text:p text:style-name="P1"><text:s text:c="2"/>777 <text:s/>git pull</text:p>
      <text:p text:style-name="P1"><text:s text:c="2"/>778 <text:s/>git remote</text:p>
      <text:p text:style-name="P1"><text:s text:c="2"/>779 <text:s/>git pull origin</text:p>
      <text:p text:style-name="P1"><text:s text:c="2"/>780 <text:s/>git merge</text:p>
      <text:p text:style-name="P1"><text:s text:c="2"/>781 <text:s/>git branch</text:p>
      <text:p text:style-name="P1"><text:s text:c="2"/>782 <text:s/>git pull origin master</text:p>
      <text:p text:style-name="P1"><text:s text:c="2"/>783 <text:s/>git fetch</text:p>
      <text:p text:style-name="P1"><text:s text:c="2"/>784 <text:s/>git checkout master</text:p>
      <text:p text:style-name="P1"><text:s text:c="2"/>785 <text:s/>git pull</text:p>
      <text:p text:style-name="P1"><text:s text:c="2"/>786 <text:s/>git commit</text:p>
      <text:p text:style-name="P1"><text:s text:c="2"/>787 <text:s/>git pull</text:p>
      <text:p text:style-name="P1"><text:s text:c="2"/>788 <text:s/>cd about</text:p>
      <text:p text:style-name="P1"><text:s text:c="2"/>789 <text:s/>ls</text:p>
      <text:p text:style-name="P1"><text:s text:c="2"/>790 <text:s/>cd Dist/about</text:p>
      <text:p text:style-name="P1"><text:s text:c="2"/>791 <text:s/>ls</text:p>
      <text:p text:style-name="P1"><text:s text:c="2"/>792 <text:s/>git commit</text:p>
      <text:p text:style-name="P1"><text:s text:c="2"/>793 <text:s/>git pull</text:p>
      <text:p text:style-name="P1"><text:soft-page-break/><text:s text:c="2"/>794 <text:s/>git commit</text:p>
      <text:p text:style-name="P1"><text:s text:c="2"/>795 <text:s/>git branch</text:p>
      <text:p text:style-name="P1"><text:s text:c="2"/>796 <text:s/>git remote</text:p>
      <text:p text:style-name="P1"><text:s text:c="2"/>797 <text:s/>git status</text:p>
      <text:p text:style-name="P1"><text:s text:c="2"/>798 <text:s/>git pull</text:p>
      <text:p text:style-name="P1"><text:s text:c="2"/>799 <text:s/>git commit</text:p>
      <text:p text:style-name="P1"><text:s text:c="2"/>800 <text:s/>git add About.html</text:p>
      <text:p text:style-name="P1"><text:s text:c="2"/>801 <text:s/>git commit</text:p>
      <text:p text:style-name="P1"><text:s text:c="2"/>802 <text:s/>git pull</text:p>
      <text:p text:style-name="P1"><text:s text:c="2"/>803 <text:s/>git add Dist/about/About.scss</text:p>
      <text:p text:style-name="P1"><text:s text:c="2"/>804 <text:s/>git add About.scss</text:p>
      <text:p text:style-name="P1"><text:s text:c="2"/>805 <text:s/>git commit</text:p>
      <text:p text:style-name="P1"><text:s text:c="2"/>806 <text:s/>git pull</text:p>
      <text:p text:style-name="P1"><text:s text:c="2"/>807 <text:s/>git status</text:p>
      <text:p text:style-name="P1"><text:s text:c="2"/>808 <text:s/>git add About.scss</text:p>
      <text:p text:style-name="P1"><text:s text:c="2"/>809 <text:s/>git commit -m "my first merge conflict :) "</text:p>
      <text:p text:style-name="P1"><text:s text:c="2"/>810 <text:s/>git push</text:p>
      <text:p text:style-name="P1"><text:s text:c="2"/>811 <text:s/>git pull</text:p>
      <text:p text:style-name="P1"><text:s text:c="2"/>812 <text:s/>git push</text:p>
      <text:p text:style-name="P1"><text:s text:c="2"/>813 <text:s/>git pull</text:p>
      <text:p text:style-name="P1"><text:s text:c="2"/>814 <text:s/>git commit</text:p>
      <text:p text:style-name="P1"><text:s text:c="2"/>815 <text:s/>git pull</text:p>
      <text:p text:style-name="P1"><text:s text:c="2"/>816 <text:s/>git status</text:p>
      <text:p text:style-name="P1"><text:s text:c="2"/>817 <text:s/>git add About.html</text:p>
      <text:p text:style-name="P1"><text:s text:c="2"/>818 <text:s/>git commit -m "header updated with links"</text:p>
      <text:p text:style-name="P1"><text:s text:c="2"/>819 <text:s/>git push</text:p>
      <text:p text:style-name="P1"><text:s text:c="2"/>820 <text:s/>git status</text:p>
      <text:p text:style-name="P1"><text:s text:c="2"/>821 <text:s/>git add About.html</text:p>
      <text:p text:style-name="P1"><text:s text:c="2"/>822 <text:s/>git commit -m "updated nav css"</text:p>
      <text:p text:style-name="P1"><text:s text:c="2"/>823 <text:s/>git push</text:p>
      <text:p text:style-name="P1"><text:s text:c="2"/>824 <text:s/>git pull</text:p>
      <text:p text:style-name="P1"><text:s text:c="2"/>825 <text:s/>git push</text:p>
      <text:p text:style-name="P1"><text:s text:c="2"/>826 <text:s/>git status</text:p>
      <text:p text:style-name="P1"><text:s text:c="2"/>827 <text:s/>git add About.html</text:p>
      <text:p text:style-name="P1"><text:s text:c="2"/>828 <text:s/>git add About.scss</text:p>
      <text:p text:style-name="P1"><text:s text:c="2"/>829 <text:s/>git add ../../img/Header/Header11.jpg</text:p>
      <text:p text:style-name="P1"><text:s text:c="2"/>830 <text:s/>git status</text:p>
      <text:p text:style-name="P1"><text:s text:c="2"/>831 <text:s/>git pull</text:p>
      <text:p text:style-name="P1"><text:s text:c="2"/>832 <text:s/>git commit -m "updating footer"</text:p>
      <text:p text:style-name="P1"><text:s text:c="2"/>833 <text:s/>git pull</text:p>
      <text:p text:style-name="P1"><text:s text:c="2"/>834 <text:s/>git push</text:p>
      <text:p text:style-name="P1"><text:s text:c="2"/>835 <text:s/>git status</text:p>
      <text:p text:style-name="P1"><text:s text:c="2"/>836 <text:s/>git add About.html</text:p>
      <text:p text:style-name="P1"><text:s text:c="2"/>837 <text:s/>git add About.css</text:p>
      <text:p text:style-name="P1"><text:s text:c="2"/>838 <text:s/>git pull</text:p>
      <text:p text:style-name="P1"><text:s text:c="2"/>839 <text:s/>git commit -m "tweaking style links and changing minor erros"</text:p>
      <text:p text:style-name="P1"><text:s text:c="2"/>840 <text:s/>git push</text:p>
      <text:p text:style-name="P1"><text:s text:c="2"/>841 <text:s/>git status</text:p>
      <text:p text:style-name="P1"><text:s text:c="2"/>842 <text:s/>git add ../../img/HomepageScreenshot.png</text:p>
      <text:p text:style-name="P1"><text:s text:c="2"/>843 <text:s/>git commit -m "adding a screenshot for our readme"</text:p>
      <text:p text:style-name="P1"><text:s text:c="2"/>844 <text:s/>git push</text:p>
      <text:p text:style-name="P1"><text:s text:c="2"/>845 <text:s/>git pull</text:p>
      <text:p text:style-name="P1"><text:soft-page-break/><text:s text:c="2"/>846 <text:s/>git push</text:p>
      <text:p text:style-name="P1"><text:s text:c="2"/>847 <text:s/>git pull</text:p>
      <text:p text:style-name="P1"><text:s text:c="2"/>848 <text:s/>git status</text:p>
      <text:p text:style-name="P1"><text:s text:c="2"/>849 <text:s/>git add About.html</text:p>
      <text:p text:style-name="P1"><text:s text:c="2"/>850 <text:s/>git commit -m "added favicon"</text:p>
      <text:p text:style-name="P1"><text:s text:c="2"/>851 <text:s/>git push</text:p>
      <text:p text:style-name="P1"><text:s text:c="2"/>852 <text:s/>git pull</text:p>
      <text:p text:style-name="P1"><text:s text:c="2"/>853 <text:s/>git push</text:p>
      <text:p text:style-name="P1"><text:s text:c="2"/>854 <text:s/>git add About.css.map</text:p>
      <text:p text:style-name="P1"><text:s text:c="2"/>855 <text:s/>git pull</text:p>
      <text:p text:style-name="P1"><text:s text:c="2"/>856 <text:s/>git merge</text:p>
      <text:p text:style-name="P1"><text:s text:c="2"/>857 <text:s/>git merge --continue</text:p>
      <text:p text:style-name="P1"><text:s text:c="2"/>858 <text:s/>git branch</text:p>
      <text:p text:style-name="P1"><text:s text:c="2"/>859 <text:s/>git remote</text:p>
      <text:p text:style-name="P1"><text:s text:c="2"/>860 <text:s/>git commit --edit</text:p>
      <text:p text:style-name="P1"><text:s text:c="2"/>861 <text:s/>git pull</text:p>
      <text:p text:style-name="P1"><text:s text:c="2"/>862 <text:s/>git push</text:p>
      <text:p text:style-name="P1"><text:s text:c="2"/>863 <text:s/>git pull</text:p>
      <text:p text:style-name="P1"><text:s text:c="2"/>864 <text:s/>git push</text:p>
      <text:p text:style-name="P1"><text:s text:c="2"/>865 <text:s/>git pull</text:p>
      <text:p text:style-name="P1"><text:s text:c="2"/>866 <text:s/>git status</text:p>
      <text:p text:style-name="P1"><text:s text:c="2"/>867 <text:s/>git add About.html</text:p>
      <text:p text:style-name="P1"><text:s text:c="2"/>868 <text:s/>git commit -m "weird issue with header <text:s/>button is fixed I think"</text:p>
      <text:p text:style-name="P1"><text:s text:c="2"/>869 <text:s/>git push</text:p>
      <text:p text:style-name="P1"><text:s text:c="2"/>870 <text:s/>git pull</text:p>
      <text:p text:style-name="P1"><text:s text:c="2"/>871 <text:s/>git push</text:p>
      <text:p text:style-name="P1"><text:s text:c="2"/>872 <text:s/>cd ..</text:p>
      <text:p text:style-name="P1"><text:s text:c="2"/>873 <text:s/>mkdir JS</text:p>
      <text:p text:style-name="P1"><text:s text:c="2"/>874 <text:s/>cd JS</text:p>
      <text:p text:style-name="P1"><text:s text:c="2"/>875 <text:s/>mkdir base</text:p>
      <text:p text:style-name="P1"><text:s text:c="2"/>876 <text:s/>cd base</text:p>
      <text:p text:style-name="P1"><text:s text:c="2"/>877 <text:s/>cd ..</text:p>
      <text:p text:style-name="P1"><text:s text:c="2"/>878 <text:s/>rm base</text:p>
      <text:p text:style-name="P1"><text:s text:c="2"/>879 <text:s/>cd ..</text:p>
      <text:p text:style-name="P1"><text:s text:c="2"/>880 <text:s/>git clone https://github.com/becodeorg/atw-giertz-2-17.git</text:p>
      <text:p text:style-name="P1"><text:s text:c="2"/>881 <text:s/>sudo apt-get update</text:p>
      <text:p text:style-name="P1"><text:s text:c="2"/>882 <text:s/>sudo apt-get install node.js</text:p>
      <text:p text:style-name="P1"><text:s text:c="2"/>883 <text:s/>sudo apt-get install npm</text:p>
      <text:p text:style-name="P1"><text:s text:c="2"/>884 <text:s/>npm</text:p>
      <text:p text:style-name="P1"><text:s text:c="2"/>885 <text:s/>sudo npm install -g seve</text:p>
      <text:p text:style-name="P1"><text:s text:c="2"/>886 <text:s/>seve</text:p>
      <text:p text:style-name="P1"><text:s text:c="2"/>887 <text:s/>seve script.js</text:p>
      <text:p text:style-name="P1"><text:s text:c="2"/>888 <text:s/>seve/home/emma/Documents</text:p>
      <text:p text:style-name="P1"><text:s text:c="2"/>889 <text:s/>/home/emma/Documents/seve</text:p>
      <text:p text:style-name="P1"><text:s text:c="2"/>890 <text:s/>ls</text:p>
      <text:p text:style-name="P1"><text:s text:c="2"/>891 <text:s/>cd atw-giertz-2-17</text:p>
      <text:p text:style-name="P1"><text:s text:c="2"/>892 <text:s/>cd 2.The-Hills/js-complete-course/</text:p>
      <text:p text:style-name="P1"><text:s text:c="2"/>893 <text:s/>seve</text:p>
      <text:p text:style-name="P1"><text:s text:c="2"/>894 <text:s/>seve -i</text:p>
      <text:p text:style-name="P1"><text:s text:c="2"/>895 <text:s/>ls</text:p>
      <text:p text:style-name="P1"><text:s text:c="2"/>896 <text:s/>cd 01-base</text:p>
      <text:p text:style-name="P1"><text:s text:c="2"/>897 <text:s/>ls</text:p>
      <text:p text:style-name="P1"><text:soft-page-break/><text:s text:c="2"/>898 <text:s/>cd 01-var-alert/</text:p>
      <text:p text:style-name="P1"><text:s text:c="2"/>899 <text:s/>ls</text:p>
      <text:p text:style-name="P1"><text:s text:c="2"/>900 <text:s/>seve</text:p>
      <text:p text:style-name="P1"><text:s text:c="2"/>901 <text:s/>cd</text:p>
      <text:p text:style-name="P1"><text:s text:c="2"/>902 <text:s/>cd Documents</text:p>
      <text:p text:style-name="P1"><text:s text:c="2"/>903 <text:s/>ls</text:p>
      <text:p text:style-name="P1"><text:s text:c="2"/>904 <text:s/>cd JS</text:p>
      <text:p text:style-name="P1"><text:s text:c="2"/>905 <text:s/>ls</text:p>
      <text:p text:style-name="P1"><text:s text:c="2"/>906 <text:s/>cd 2.The-Hills/</text:p>
      <text:p text:style-name="P1"><text:s text:c="2"/>907 <text:s/>ls</text:p>
      <text:p text:style-name="P1"><text:s text:c="2"/>908 <text:s/>cd js-complete-course/</text:p>
      <text:p text:style-name="P1"><text:s text:c="2"/>909 <text:s/>cd 01</text:p>
      <text:p text:style-name="P1"><text:s text:c="2"/>910 <text:s/>cd 01-base/</text:p>
      <text:p text:style-name="P1"><text:s text:c="2"/>911 <text:s/>cd 01-var-alert/</text:p>
      <text:p text:style-name="P1"><text:s text:c="2"/>912 <text:s/>seve</text:p>
      <text:p text:style-name="P1"><text:s text:c="2"/>913 <text:s/>git status</text:p>
      <text:p text:style-name="P1"><text:s text:c="2"/>914 <text:s/>git add index.html script.js</text:p>
      <text:p text:style-name="P1"><text:s text:c="2"/>915 <text:s/>git commit -m "my first js"</text:p>
      <text:p text:style-name="P1"><text:s text:c="2"/>916 <text:s/>git push</text:p>
      <text:p text:style-name="P1"><text:s text:c="2"/>917 <text:s/>cd ..</text:p>
      <text:p text:style-name="P1"><text:s text:c="2"/>918 <text:s/>ls</text:p>
      <text:p text:style-name="P1"><text:s text:c="2"/>919 <text:s/>cd 02-var-prompt/</text:p>
      <text:p text:style-name="P1"><text:s text:c="2"/>920 <text:s/>sever</text:p>
      <text:p text:style-name="P1"><text:s text:c="2"/>921 <text:s/>seve</text:p>
      <text:p text:style-name="P1"><text:s text:c="2"/>922 <text:s/>git status</text:p>
      <text:p text:style-name="P1"><text:s text:c="2"/>923 <text:s/>git add index.html</text:p>
      <text:p text:style-name="P1"><text:s text:c="2"/>924 <text:s/>git script.js</text:p>
      <text:p text:style-name="P1"><text:s text:c="2"/>925 <text:s/>git add script.js</text:p>
      <text:p text:style-name="P1"><text:s text:c="2"/>926 <text:s/>git commit -m "alerting a function and a string"</text:p>
      <text:p text:style-name="P1"><text:s text:c="2"/>927 <text:s/>git push</text:p>
      <text:p text:style-name="P1"><text:s text:c="2"/>928 <text:s/>git status</text:p>
      <text:p text:style-name="P1"><text:s text:c="2"/>929 <text:s/>cd ..</text:p>
      <text:p text:style-name="P1"><text:s text:c="2"/>930 <text:s/>cd 03-prompt-if/</text:p>
      <text:p text:style-name="P1"><text:s text:c="2"/>931 <text:s/>seve</text:p>
      <text:p text:style-name="P1"><text:s text:c="2"/>932 <text:s/>git status</text:p>
      <text:p text:style-name="P1"><text:s text:c="2"/>933 <text:s/>git add index.html git add script.js</text:p>
      <text:p text:style-name="P1"><text:s text:c="2"/>934 <text:s/>git status</text:p>
      <text:p text:style-name="P1"><text:s text:c="2"/>935 <text:s/>git add index.html script.js</text:p>
      <text:p text:style-name="P1"><text:s text:c="2"/>936 <text:s/>git status</text:p>
      <text:p text:style-name="P1"><text:s text:c="2"/>937 <text:s/>git commit -m "my first Boolean Operator"</text:p>
      <text:p text:style-name="P1"><text:s text:c="2"/>938 <text:s/>git push</text:p>
      <text:p text:style-name="P1"><text:s text:c="2"/>939 <text:s/>cd ..</text:p>
      <text:p text:style-name="P1"><text:s text:c="2"/>940 <text:s/>cd 04-asv-confirm/</text:p>
      <text:p text:style-name="P1"><text:s text:c="2"/>941 <text:s/>seve</text:p>
      <text:p text:style-name="P1"><text:s text:c="2"/>942 <text:s/>git status</text:p>
      <text:p text:style-name="P1"><text:s text:c="2"/>943 <text:s/>git add script.js</text:p>
      <text:p text:style-name="P1"><text:s text:c="2"/>944 <text:s/>git commit "finally got the repeat to work!"</text:p>
      <text:p text:style-name="P1"><text:s text:c="2"/>945 <text:s/>git commit -m "finally got the repeat to work!"</text:p>
      <text:p text:style-name="P1"><text:s text:c="2"/>946 <text:s/>git push</text:p>
      <text:p text:style-name="P1"><text:s text:c="2"/>947 <text:s/>cd ..</text:p>
      <text:p text:style-name="P1"><text:s text:c="2"/>948 <text:s/>cd 02-maths/</text:p>
      <text:p text:style-name="P1"><text:s text:c="2"/>949 <text:s/>cd 01-calculator-one/</text:p>
      <text:p text:style-name="P1"><text:soft-page-break/><text:s text:c="2"/>950 <text:s/>seve</text:p>
      <text:p text:style-name="P1"><text:s text:c="2"/>951 <text:s/>cd ..</text:p>
      <text:p text:style-name="P1"><text:s text:c="2"/>952 <text:s/>ls</text:p>
      <text:p text:style-name="P1"><text:s text:c="2"/>953 <text:s/>cd .. js-complete-course</text:p>
      <text:p text:style-name="P1"><text:s text:c="2"/>954 <text:s/>cd js-complete-course</text:p>
      <text:p text:style-name="P1"><text:s text:c="2"/>955 <text:s/>git init</text:p>
      <text:p text:style-name="P1"><text:s text:c="2"/>956 <text:s/>git status</text:p>
      <text:p text:style-name="P1"><text:s text:c="2"/>957 <text:s/>git add 01-base/ 02-maths/ 03-colors/ 04-dates/ 05-arrays/ 06-dom/ 07-misc/ 08-asynchronous/ 09-fetch/ Extra_challenges/ README.md _shared/ package.json </text:p>
      <text:p text:style-name="P1"><text:s text:c="2"/>958 <text:s/>git commit -m "getting just the relevant folder online (it already has my exercises in it)"</text:p>
      <text:p text:style-name="P1"><text:s text:c="2"/>959 <text:s/>git push</text:p>
      <text:p text:style-name="P1"><text:s text:c="2"/>960 <text:s/>git remote</text:p>
      <text:p text:style-name="P1"><text:s text:c="2"/>961 <text:s/>git remote add https://github.com/Emma-Belg</text:p>
      <text:p text:style-name="P1"><text:s text:c="2"/>962 <text:s/>git remote add -m https://github.com/Emma-Belg</text:p>
      <text:p text:style-name="P1"><text:s text:c="2"/>963 <text:s/>name</text:p>
      <text:p text:style-name="P1"><text:s text:c="2"/>964 <text:s/>whoami</text:p>
      <text:p text:style-name="P1"><text:s text:c="2"/>965 <text:s/>git remote add -m emma https://github.com/Emma-Belg </text:p>
      <text:p text:style-name="P1"><text:s text:c="2"/>966 <text:s/>git status</text:p>
      <text:p text:style-name="P1"><text:s text:c="2"/>967 <text:s/>git remote add -m emma https://github.com/Emma-Belg</text:p>
      <text:p text:style-name="P1"><text:s text:c="2"/>968 <text:s/>git push emma</text:p>
      <text:p text:style-name="P1"><text:s text:c="2"/>969 <text:s/>git push --set-upstream emma master</text:p>
      <text:p text:style-name="P1"><text:s text:c="2"/>970 <text:s/>git push --set-upstream Emma-Belg master</text:p>
      <text:p text:style-name="P1"><text:s text:c="2"/>971 <text:s/>git remote add -m emma git@github.com:Emma-Belg/JS.git</text:p>
      <text:p text:style-name="P1"><text:s text:c="2"/>972 <text:s/>git remote add -m JS git@github.com:Emma-Belg/JS.git</text:p>
      <text:p text:style-name="P1"><text:s text:c="2"/>973 <text:s/>cd <text:s/>..</text:p>
      <text:p text:style-name="P1"><text:s text:c="2"/>974 <text:s/>git clone x-special/nautilus-clipboard</text:p>
      <text:p text:style-name="P1"><text:s text:c="2"/>975 <text:s/>cut</text:p>
      <text:p text:style-name="P1"><text:s text:c="2"/>976 <text:s/>file:///home/emma/Documents/JS</text:p>
      <text:p text:style-name="P1"><text:s text:c="2"/>977 <text:s/>git clone git@github.com:Emma-Belg/JS.git</text:p>
      <text:p text:style-name="P1"><text:s text:c="2"/>978 <text:s/>git status</text:p>
      <text:p text:style-name="P1"><text:s text:c="2"/>979 <text:s/>cd JS</text:p>
      <text:p text:style-name="P1"><text:s text:c="2"/>980 <text:s/>git status</text:p>
      <text:p text:style-name="P1"><text:s text:c="2"/>981 <text:s/>git add js-complete-course/</text:p>
      <text:p text:style-name="P1"><text:s text:c="2"/>982 <text:s/>git commit "getting cleaner folders online"</text:p>
      <text:p text:style-name="P1"><text:s text:c="2"/>983 <text:s/>git commit -m "getting cleaner folders online"</text:p>
      <text:p text:style-name="P1"><text:s text:c="2"/>984 <text:s/>git push</text:p>
      <text:p text:style-name="P1"><text:s text:c="2"/>985 <text:s/>cd js-complete-course/</text:p>
      <text:p text:style-name="P1"><text:s text:c="2"/>986 <text:s/>cd 02-maths/</text:p>
      <text:p text:style-name="P1"><text:s text:c="2"/>987 <text:s/>cd 01-calculator-one/</text:p>
      <text:p text:style-name="P1"><text:s text:c="2"/>988 <text:s/>seve</text:p>
      <text:p text:style-name="P1"><text:s text:c="2"/>989 <text:s/>git status</text:p>
      <text:p text:style-name="P1"><text:s text:c="2"/>990 <text:s/>git add script.js</text:p>
      <text:p text:style-name="P1"><text:s text:c="2"/>991 <text:s/>git commit -m "learnt to turn a string into a value for this simple calcultor"</text:p>
      <text:p text:style-name="P1"><text:s text:c="2"/>992 <text:s/>git push</text:p>
      <text:p text:style-name="P1"><text:s text:c="2"/>993 <text:s/>git status</text:p>
      <text:p text:style-name="P1"><text:s text:c="2"/>994 <text:s/>git remote</text:p>
      <text:p text:style-name="P1"><text:s text:c="2"/>995 <text:s/>git branch</text:p>
      <text:p text:style-name="P1"><text:s text:c="2"/>996 <text:s/>git remote add JS git@github.com:Emma-Belg/JS.git</text:p>
      <text:p text:style-name="P1"><text:s text:c="2"/>997 <text:s/>git remote</text:p>
      <text:p text:style-name="P1"><text:s text:c="2"/>998 <text:s/>git push JS</text:p>
      <text:p text:style-name="P1"><text:s text:c="2"/>999 <text:s/>git status</text:p>
      <text:p text:style-name="P1"><text:s/>1000 <text:s/>git add script.js</text:p>
      <text:p text:style-name="P1"><text:soft-page-break/><text:s/>1001 <text:s/>git commit -m "my first simple calculator, I learnt how to turn a string into a value"</text:p>
      <text:p text:style-name="P1"><text:s/>1002 <text:s/>git push</text:p>
      <text:p text:style-name="P1"><text:s/>1003 <text:s/>git push JS</text:p>
      <text:p text:style-name="P1"><text:s/>1004 <text:s/>git push --set-upstream JS master</text:p>
      <text:p text:style-name="P1"><text:s/>1005 <text:s/>git pull</text:p>
      <text:p text:style-name="P1"><text:s/>1006 <text:s/>git remote</text:p>
      <text:p text:style-name="P1"><text:s/>1007 <text:s/>git pull JS master</text:p>
      <text:p text:style-name="P1"><text:s/>1008 <text:s/>git push JS</text:p>
      <text:p text:style-name="P1"><text:s/>1009 <text:s/>git push --set-upstream JS master</text:p>
      <text:p text:style-name="P1"><text:s/>1010 <text:s/>git branch</text:p>
      <text:p text:style-name="P1"><text:s/>1011 <text:s/>git push</text:p>
      <text:p text:style-name="P1"><text:s/>1012 <text:s/>git push JS</text:p>
      <text:p text:style-name="P1"><text:s/>1013 <text:s/>git checkout</text:p>
      <text:p text:style-name="P1"><text:s/>1014 <text:s/>git</text:p>
      <text:p text:style-name="P1"><text:s/>1015 <text:s/>git show</text:p>
      <text:p text:style-name="P1"><text:s/>1016 <text:s/>git reset</text:p>
      <text:p text:style-name="P1"><text:s/>1017 <text:s/>cd ../../</text:p>
      <text:p text:style-name="P1"><text:s/>1018 <text:s/>ls</text:p>
      <text:p text:style-name="P1"><text:s/>1019 <text:s/>ls -al</text:p>
      <text:p text:style-name="P1"><text:s/>1020 <text:s/>cd ../</text:p>
      <text:p text:style-name="P1"><text:s/>1021 <text:s/>ls -al</text:p>
      <text:p text:style-name="P1"><text:s/>1022 <text:s/>git push</text:p>
      <text:p text:style-name="P1"><text:s/>1023 <text:s/>git pull</text:p>
      <text:p text:style-name="P1"><text:s/>1024 <text:s/>git status</text:p>
      <text:p text:style-name="P1"><text:s/>1025 <text:s/>git add js-complete-course/02-maths/01-calculator-one/script.js</text:p>
      <text:p text:style-name="P1"><text:s/>1026 <text:s/>git status</text:p>
      <text:p text:style-name="P1"><text:s/>1027 <text:s/>git commit -m "adding my simple calculator"</text:p>
      <text:p text:style-name="P1"><text:s/>1028 <text:s/>git push</text:p>
      <text:p text:style-name="P1"><text:s/>1029 <text:s/>cd js-complete-course/</text:p>
      <text:p text:style-name="P1"><text:s/>1030 <text:s/>cd 02-maths/</text:p>
      <text:p text:style-name="P1"><text:s/>1031 <text:s/>cd 02-calculator-two/</text:p>
      <text:p text:style-name="P1"><text:s/>1032 <text:s/>seve</text:p>
      <text:p text:style-name="P1"><text:s/>1033 <text:s/>git status</text:p>
      <text:p text:style-name="P1"><text:s/>1034 <text:s/>git add index.html</text:p>
      <text:p text:style-name="P1"><text:s/>1035 <text:s/>git add script.js</text:p>
      <text:p text:style-name="P1"><text:s/>1036 <text:s/>git status</text:p>
      <text:p text:style-name="P1"><text:s/>1037 <text:s/>git commit -m "I watch out for suntax erros - thanks sicco!"</text:p>
      <text:p text:style-name="P1"><text:s/>1038 <text:s/>git push</text:p>
      <text:p text:style-name="P1"><text:s/>1039 <text:s/>seve</text:p>
      <text:p text:style-name="P1"><text:s/>1040 <text:s/>cd ..</text:p>
      <text:p text:style-name="P1"><text:s/>1041 <text:s/>cd 03-even-square/</text:p>
      <text:p text:style-name="P1"><text:s/>1042 <text:s/>seve</text:p>
      <text:p text:style-name="P1"><text:s/>1043 <text:s/>git status</text:p>
      <text:p text:style-name="P1"><text:s/>1044 <text:s/>git add ../02-calculator-two/script.js</text:p>
      <text:p text:style-name="P1"><text:s/>1045 <text:s/>git add ../02-calculator-two/index.html</text:p>
      <text:p text:style-name="P1"><text:s/>1046 <text:s/>git add index.html script.js</text:p>
      <text:p text:style-name="P1"><text:s/>1047 <text:s/>git commit -m "squaring all the numbers"</text:p>
      <text:p text:style-name="P1"><text:s/>1048 <text:s/>git push</text:p>
      <text:p text:style-name="P1"><text:s/>1049 <text:s/>cd ..</text:p>
      <text:p text:style-name="P1"><text:s/>1050 <text:s/>cd <text:s/>03-even-square/</text:p>
      <text:p text:style-name="P1"><text:s/>1051 <text:s/>cd ..</text:p>
      <text:p text:style-name="P1"><text:s/>1052 <text:s/>cd 04-sort-numbers/</text:p>
      <text:p text:style-name="P1"><text:soft-page-break/><text:s/>1053 <text:s/>seve</text:p>
      <text:p text:style-name="P1"><text:s/>1054 <text:s/>git status</text:p>
      <text:p text:style-name="P1"><text:s/>1055 <text:s/>git add index.html</text:p>
      <text:p text:style-name="P1"><text:s/>1056 <text:s/>git add script.js </text:p>
      <text:p text:style-name="P1"><text:s/>1057 <text:s/>git commit -m "sorting is normally alphabetical, therefore you have to add the compareFunction to make it see which number is actually larger"</text:p>
      <text:p text:style-name="P1"><text:s/>1058 <text:s/>git push</text:p>
      <text:p text:style-name="P1"><text:s/>1059 <text:s/>cd ..</text:p>
      <text:p text:style-name="P1"><text:s/>1060 <text:s/>cd 05-factorial/</text:p>
      <text:p text:style-name="P1"><text:s/>1061 <text:s/>seve</text:p>
      <text:p text:style-name="P1"><text:s/>1062 <text:s/>git status</text:p>
      <text:p text:style-name="P1"><text:s/>1063 <text:s/>gut add script.js</text:p>
      <text:p text:style-name="P1"><text:s/>1064 <text:s/>git add script.js</text:p>
      <text:p text:style-name="P1"><text:s/>1065 <text:s/>git commit -m "look up question marks in js"</text:p>
      <text:p text:style-name="P1"><text:s/>1066 <text:s/>git push</text:p>
      <text:p text:style-name="P1"><text:s/>1067 <text:s/>cd ..</text:p>
      <text:p text:style-name="P1"><text:s/>1068 <text:s/>cd 06-fizzbuzz/</text:p>
      <text:p text:style-name="P1"><text:s/>1069 <text:s/>seve</text:p>
      <text:p text:style-name="P1"><text:s/>1070 <text:s/>git status</text:p>
      <text:p text:style-name="P1"><text:s/>1071 <text:s/>git add script.js</text:p>
      <text:p text:style-name="P1"><text:s/>1072 <text:s/>git commit -m "using the console log"</text:p>
      <text:p text:style-name="P1"><text:s/>1073 <text:s/>git push</text:p>
      <text:p text:style-name="P1"><text:s/>1074 <text:s/>cd ..</text:p>
      <text:p text:style-name="P1"><text:s/>1075 <text:s/>cd 03-colors/</text:p>
      <text:p text:style-name="P1"><text:s/>1076 <text:s/>cd 01-change-bcg-one/</text:p>
      <text:p text:style-name="P1"><text:s/>1077 <text:s/>seve</text:p>
      <text:p text:style-name="P1"><text:s/>1078 <text:s/>git status</text:p>
      <text:p text:style-name="P1"><text:s/>1079 <text:s/>git add index.html script.js</text:p>
      <text:p text:style-name="P1"><text:s/>1080 <text:s/>git commit -m "had to delete the extra brackets in order for this to work, no idea why"</text:p>
      <text:p text:style-name="P1"><text:s/>1081 <text:s/>git push</text:p>
      <text:p text:style-name="P1"><text:s/>1082 <text:s/>cd ..</text:p>
      <text:p text:style-name="P1"><text:s/>1083 <text:s/>cd 02-change-bcg-two/</text:p>
      <text:p text:style-name="P1"><text:s/>1084 <text:s/>seve</text:p>
      <text:p text:style-name="P1"><text:s/>1085 <text:s/>git status</text:p>
      <text:p text:style-name="P1"><text:s/>1086 <text:s/>git add script</text:p>
      <text:p text:style-name="P1"><text:s/>1087 <text:s/>git add script.js</text:p>
      <text:p text:style-name="P1"><text:s/>1088 <text:s/>git commit -m "added the console log because otherwise my x is considered redundant"</text:p>
      <text:p text:style-name="P1"><text:s/>1089 <text:s/>git push</text:p>
      <text:p text:style-name="P1"><text:s/>1090 <text:s/>cd ..</text:p>
      <text:p text:style-name="P1"><text:s/>1091 <text:s/>cd 03</text:p>
      <text:p text:style-name="P1"><text:s/>1092 <text:s/>cd 03-change-bcg-three/</text:p>
      <text:p text:style-name="P1"><text:s/>1093 <text:s/>seve</text:p>
      <text:p text:style-name="P1"><text:s/>1094 <text:s/>git status</text:p>
      <text:p text:style-name="P1"><text:s/>1095 <text:s/>git add script.js</text:p>
      <text:p text:style-name="P1"><text:s/>1096 <text:s/>git commit -m "I figured out my mistake myself! oh my"</text:p>
      <text:p text:style-name="P1"><text:s/>1097 <text:s/>git push</text:p>
      <text:p text:style-name="P1"><text:s/>1098 <text:s/>cd ..</text:p>
      <text:p text:style-name="P1"><text:s/>1099 <text:s/>cd 04-dates/</text:p>
      <text:p text:style-name="P1"><text:s/>1100 <text:s/>cd 01-title-by-hour-one/</text:p>
      <text:p text:style-name="P1"><text:s/>1101 <text:s/>seve</text:p>
      <text:p text:style-name="P1"><text:s/>1102 <text:s/>git status</text:p>
      <text:p text:style-name="P1"><text:s/>1103 <text:s/>git add script</text:p>
      <text:p text:style-name="P1"><text:soft-page-break/><text:s/>1104 <text:s/>git add script.js</text:p>
      <text:p text:style-name="P1"><text:s/>1105 <text:s/>git commit -m "I feel like Im on the right track but atm the innerHTML is printing the whole function instead of just the if/else conditions within it"</text:p>
      <text:p text:style-name="P1"><text:s/>1106 <text:s/>git push</text:p>
      <text:p text:style-name="P1"><text:s/>1107 <text:s/>seve</text:p>
      <text:p text:style-name="P1"><text:s/>1108 <text:s/>git add script.js</text:p>
      <text:p text:style-name="P1"><text:s/>1109 <text:s/>git commit -m "I still can't figure out how to make the function result print :( "</text:p>
      <text:p text:style-name="P1"><text:s/>1110 <text:s/>git push</text:p>
      <text:p text:style-name="P1"><text:s/>1111 <text:s/>git pull</text:p>
      <text:p text:style-name="P1"><text:s/>1112 <text:s/>git push</text:p>
      <text:p text:style-name="P1"><text:s/>1113 <text:s/>seve</text:p>
      <text:p text:style-name="P1"><text:s/>1114 <text:s/>git add script.js</text:p>
      <text:p text:style-name="P1"><text:s/>1115 <text:s/>git commit -m "I just realised that my first push didn't push. Finally made this print"</text:p>
      <text:p text:style-name="P1"><text:s/>1116 <text:s/>git push</text:p>
      <text:p text:style-name="P1"><text:s/>1117 <text:s/>seve</text:p>
      <text:p text:style-name="P1"><text:s/>1118 <text:s/>git add script.js</text:p>
      <text:p text:style-name="P1"><text:s/>1119 <text:s/>git commit -m "the document.write isn't working but the innerHTML is :) "</text:p>
      <text:p text:style-name="P1"><text:s/>1120 <text:s/>git push</text:p>
      <text:p text:style-name="P1"><text:s/>1121 <text:s/>cd ..</text:p>
      <text:p text:style-name="P1"><text:s/>1122 <text:s/>c 02</text:p>
      <text:p text:style-name="P1"><text:s/>1123 <text:s/>cd 02-title-by-hour-two/</text:p>
      <text:p text:style-name="P1"><text:s/>1124 <text:s/>seve</text:p>
      <text:p text:style-name="P1"><text:s/>1125 <text:s/>git add script.js</text:p>
      <text:p text:style-name="P1"><text:s/>1126 <text:s/>git commit -m "as far as I can see, this is basically the same as my code from the one befo, I don't know why it isn't working on this task."</text:p>
      <text:p text:style-name="P1"><text:s/>1127 <text:s/>git push</text:p>
      <text:p text:style-name="P1"><text:s/>1128 <text:s/>cd ..</text:p>
      <text:p text:style-name="P1"><text:s/>1129 <text:s/>cd 01</text:p>
      <text:p text:style-name="P1"><text:s/>1130 <text:s/>cd 01-title-by-hour-one/</text:p>
      <text:p text:style-name="P1"><text:s/>1131 <text:s/>seve</text:p>
      <text:p text:style-name="P1"><text:s/>1132 <text:s/>cd ..</text:p>
      <text:p text:style-name="P1"><text:s/>1133 <text:s/>cd 02</text:p>
      <text:p text:style-name="P1"><text:s/>1134 <text:s/>cd 02-title-by-hour-two/</text:p>
      <text:p text:style-name="P1"><text:s/>1135 <text:s/>seve</text:p>
      <text:p text:style-name="P1"><text:s/>1136 <text:s/>git add script.js</text:p>
      <text:p text:style-name="P1"><text:s/>1137 <text:s/>git commit -m "can't figure out why switching if else parameters means that the if has 'an empty branch' and a statement would be expected after the first curly bracket."</text:p>
      <text:p text:style-name="P1"><text:s/>1138 <text:s/>git push</text:p>
      <text:p text:style-name="P1"><text:s/>1139 <text:s/>seve</text:p>
      <text:p text:style-name="P1"><text:s/>1140 <text:s/>git add script.js</text:p>
      <text:p text:style-name="P1"><text:s/>1141 <text:s/>git commit -m "must look over my logic"</text:p>
      <text:p text:style-name="P1"><text:s/>1142 <text:s/>git push</text:p>
      <text:p text:style-name="P1"><text:s/>1143 <text:s/>seve</text:p>
      <text:p text:style-name="P1"><text:s/>1144 <text:s/>cd ..</text:p>
      <text:p text:style-name="P1"><text:s/>1145 <text:s/>cd 03-age-by-select/</text:p>
      <text:p text:style-name="P1"><text:s/>1146 <text:s/>seve</text:p>
      <text:p text:style-name="P1"><text:s/>1147 <text:s/>cd ..</text:p>
      <text:p text:style-name="P1"><text:s/>1148 <text:s/>cd 02-title-by-hour-two/</text:p>
      <text:p text:style-name="P1"><text:s/>1149 <text:s/>seve</text:p>
      <text:p text:style-name="P1"><text:s/>1150 <text:s/>git add script.js</text:p>
      <text:p text:style-name="P1"><text:s/>1151 <text:s/>git commit -m "still working on figuring things out"</text:p>
      <text:p text:style-name="P1"><text:s/>1152 <text:s/>git push</text:p>
      <text:p text:style-name="P1"><text:soft-page-break/><text:s/>1153 <text:s/>cd ..</text:p>
      <text:p text:style-name="P1"><text:s/>1154 <text:s/>cd 03-age-by-select/</text:p>
      <text:p text:style-name="P1"><text:s/>1155 <text:s/>seve</text:p>
      <text:p text:style-name="P1"><text:s/>1156 <text:s/>git add script.js</text:p>
      <text:p text:style-name="P1"><text:s/>1157 <text:s/>git commit -m "starting piece by piece. I can't get it to register what you select from the dropdown menu"</text:p>
      <text:p text:style-name="P1"><text:s/>1158 <text:s/>git push</text:p>
      <text:p text:style-name="P1"><text:s/>1159 <text:s/>seve</text:p>
      <text:p text:style-name="P1"><text:s/>1160 <text:s/>git add script.js</text:p>
      <text:p text:style-name="P1"><text:s/>1161 <text:s/>git commit -m "not much has changed, still trying to figure out how to register imput from the dropdown menu, but about to start over so I'm pushing"</text:p>
      <text:p text:style-name="P1"><text:s/>1162 <text:s/>git push</text:p>
      <text:p text:style-name="P1"><text:s/>1163 <text:s/>seve</text:p>
      <text:p text:style-name="P1"><text:s/>1164 <text:s/>git add script.js</text:p>
      <text:p text:style-name="P1"><text:s/>1165 <text:s/>git commit -m "testing different code, it still doesn't work, my brain feels dead, I'm going to push and have lunch now"</text:p>
      <text:p text:style-name="P1"><text:s/>1166 <text:s/>git push</text:p>
      <text:p text:style-name="P1"><text:s/>1167 <text:s/>seve</text:p>
      <text:p text:style-name="P1"><text:s/>1168 <text:s/>git add script.js</text:p>
      <text:p text:style-name="P1"><text:s/>1169 <text:s/>seve</text:p>
      <text:p text:style-name="P1"><text:s/>1170 <text:s/>git add script.js</text:p>
      <text:p text:style-name="P1"><text:s/>1171 <text:s/>git commit -m "removing the return made it work"</text:p>
      <text:p text:style-name="P1"><text:s/>1172 <text:s/>git push</text:p>
      <text:p text:style-name="P1"><text:s/>1173 <text:s/>cd ..</text:p>
      <text:p text:style-name="P1"><text:s/>1174 <text:s/>cd 04-locale-date/</text:p>
      <text:p text:style-name="P1"><text:s/>1175 <text:s/>seve</text:p>
      <text:p text:style-name="P1"><text:s/>1176 <text:s/>git add script.js</text:p>
      <text:p text:style-name="P1"><text:s/>1177 <text:s/>git commit -m "I don't know why var d is considered redundant"</text:p>
      <text:p text:style-name="P1"><text:s/>1178 <text:s/>git push</text:p>
      <text:p text:style-name="P1"><text:s/>1179 <text:s/>cd ..</text:p>
      <text:p text:style-name="P1"><text:s/>1180 <text:s/>cd 05-get-spooky-fridays/</text:p>
      <text:p text:style-name="P1"><text:s/>1181 <text:s/>seve</text:p>
      <text:p text:style-name="P1"><text:s/>1182 <text:s/>git add script.js</text:p>
      <text:p text:style-name="P1"><text:s/>1183 <text:s/>git commit -m "I am just making sure the button click works and 'sees' the year input"</text:p>
      <text:p text:style-name="P1"><text:s/>1184 <text:s/>git push</text:p>
      <text:p text:style-name="P1"><text:s/>1185 <text:s/>cd ..</text:p>
      <text:p text:style-name="P1"><text:s/>1186 <text:s/>cd 04-locale-date/</text:p>
      <text:p text:style-name="P1"><text:s/>1187 <text:s/>seve</text:p>
      <text:p text:style-name="P1"><text:s/>1188 <text:s/>git status</text:p>
      <text:p text:style-name="P1"><text:s/>1189 <text:s/>git add script.js</text:p>
      <text:p text:style-name="P1"><text:s/>1190 <text:s/>git commit -m "I'm unsure why monthName is undefined but I am hopeful that I will be able to see it when I look over it with fresh eyes"</text:p>
      <text:p text:style-name="P1"><text:s/>1191 <text:s/>git push</text:p>
      <text:p text:style-name="P1"><text:s/>1192 <text:s/>seve</text:p>
      <text:p text:style-name="P1"><text:s/>1193 <text:s/>git add script.js</text:p>
      <text:p text:style-name="P1"><text:s/>1194 <text:s/>git commit -m "I was missing September!"</text:p>
      <text:p text:style-name="P1"><text:s/>1195 <text:s/>git push</text:p>
      <text:p text:style-name="P1"><text:s/>1196 <text:s/>cd ..</text:p>
      <text:p text:style-name="P1"><text:s/>1197 <text:s/>cd 05-get-spooky-fridays/</text:p>
      <text:p text:style-name="P1"><text:s/>1198 <text:s/>seve</text:p>
      <text:p text:style-name="P1"><text:s/>1199 <text:s/>git add script.js</text:p>
      <text:p text:style-name="P1"><text:soft-page-break/><text:s/>1200 <text:s/>git commit -m "i had a lot of help with this but I'm finally understanding it a bit more, this was my first time with push"</text:p>
      <text:p text:style-name="P1"><text:s/>1201 <text:s/>cd ..</text:p>
      <text:p text:style-name="P1"><text:s/>1202 <text:s/>cd 05</text:p>
      <text:p text:style-name="P1"><text:s/>1203 <text:s/>cd 05-arrays/</text:p>
      <text:p text:style-name="P1"><text:s/>1204 <text:s/>cd 01-get-element/</text:p>
      <text:p text:style-name="P1"><text:s/>1205 <text:s/>seve</text:p>
      <text:p text:style-name="P1"><text:s/>1206 <text:s/>cd ..</text:p>
      <text:p text:style-name="P1"><text:s/>1207 <text:s/>cd 02-manipulate-array/</text:p>
      <text:p text:style-name="P1"><text:s/>1208 <text:s/>seve</text:p>
      <text:p text:style-name="P1"><text:s/>1209 <text:s/>ls</text:p>
      <text:p text:style-name="P1"><text:s/>1210 <text:s/>cd Documents/</text:p>
      <text:p text:style-name="P1"><text:s/>1211 <text:s/>ls</text:p>
      <text:p text:style-name="P1"><text:s/>1212 <text:s/>cd JS</text:p>
      <text:p text:style-name="P1"><text:s/>1213 <text:s/>ls</text:p>
      <text:p text:style-name="P1"><text:s/>1214 <text:s/>cd js-complete-course/</text:p>
      <text:p text:style-name="P1"><text:s/>1215 <text:s/>ls</text:p>
      <text:p text:style-name="P1"><text:s/>1216 <text:s/>cd 05-arrays/</text:p>
      <text:p text:style-name="P1"><text:s/>1217 <text:s/>cd 03-walk-one/</text:p>
      <text:p text:style-name="P1"><text:s/>1218 <text:s/>seve</text:p>
      <text:p text:style-name="P1"><text:s/>1219 <text:s/>git add script.js</text:p>
      <text:p text:style-name="P1"><text:s/>1220 <text:s/>git commit -m "prints the console under one another"</text:p>
      <text:p text:style-name="P1"><text:s/>1221 <text:s/>git push</text:p>
      <text:p text:style-name="P1"><text:s/>1222 <text:s/>cd ..</text:p>
      <text:p text:style-name="P1"><text:s/>1223 <text:s/>cd 04-walk-two/</text:p>
      <text:p text:style-name="P1"><text:s/>1224 <text:s/>seve</text:p>
      <text:p text:style-name="P1"><text:s/>1225 <text:s/>git add script.js </text:p>
      <text:p text:style-name="P1"><text:s/>1226 <text:s/>git commit -m "I need to do more research about function parameter"</text:p>
      <text:p text:style-name="P1"><text:s/>1227 <text:s/>git push</text:p>
      <text:p text:style-name="P1"><text:s/>1228 <text:s/>cd ..</text:p>
      <text:p text:style-name="P1"><text:s/>1229 <text:s/>05-walk-three/</text:p>
      <text:p text:style-name="P1"><text:s/>1230 <text:s/>cd 05-walk-three/</text:p>
      <text:p text:style-name="P1"><text:s/>1231 <text:s/>seve</text:p>
      <text:p text:style-name="P1"><text:s/>1232 <text:s/>git add script.js </text:p>
      <text:p text:style-name="P1"><text:s/>1233 <text:s/>git commit "good to know that you can display several things in one item of an array"</text:p>
      <text:p text:style-name="P1"><text:s/>1234 <text:s/>git push</text:p>
      <text:p text:style-name="P1"><text:s/>1235 <text:s/>cd ..</text:p>
      <text:p text:style-name="P1"><text:s/>1236 <text:s/>cd 06-find-in-array/</text:p>
      <text:p text:style-name="P1"><text:s/>1237 <text:s/>seve</text:p>
      <text:p text:style-name="P1"><text:s/>1238 <text:s/>git add script.js </text:p>
      <text:p text:style-name="P1"><text:s/>1239 <text:s/>git commit -m "I was missing a pair of curly brackets inside my if"</text:p>
      <text:p text:style-name="P1"><text:s/>1240 <text:s/>git push</text:p>
      <text:p text:style-name="P1"><text:s/>1241 <text:s/>cd ..</text:p>
      <text:p text:style-name="P1"><text:s/>1242 <text:s/>cd 08</text:p>
      <text:p text:style-name="P1"><text:s/>1243 <text:s/>cd 08-array-includes/</text:p>
      <text:p text:style-name="P1"><text:s/>1244 <text:s/>cd ..</text:p>
      <text:p text:style-name="P1"><text:s/>1245 <text:s/>cd 07-filter-array/</text:p>
      <text:p text:style-name="P1"><text:s/>1246 <text:s/>seve</text:p>
      <text:p text:style-name="P1"><text:s/>1247 <text:s/>git add script.js </text:p>
      <text:p text:style-name="P1"><text:s/>1248 <text:s/>git commit -m "still unsure how to make the alert say what I want"</text:p>
      <text:p text:style-name="P1"><text:s/>1249 <text:s/>git push</text:p>
      <text:p text:style-name="P1"><text:s/>1250 <text:s/>cd ..</text:p>
      <text:p text:style-name="P1"><text:soft-page-break/><text:s/>1251 <text:s/>cd 08</text:p>
      <text:p text:style-name="P1"><text:s/>1252 <text:s/>cd 08-array-includes/</text:p>
      <text:p text:style-name="P1"><text:s/>1253 <text:s/>seve</text:p>
      <text:p text:style-name="P1"><text:s/>1254 <text:s/>git add script.js </text:p>
      <text:p text:style-name="P1"><text:s/>1255 <text:s/>git commit -m "learnt how to use includes for an array"</text:p>
      <text:p text:style-name="P1"><text:s/>1256 <text:s/>git push</text:p>
      <text:p text:style-name="P1"><text:s/>1257 <text:s/>cd</text:p>
      <text:p text:style-name="P1"><text:s/>1258 <text:s/>cd /Documents/JS/js-complete-course/05-arrays/08-array-includes</text:p>
      <text:p text:style-name="P1"><text:s/>1259 <text:s/>cd/Documents/JS/js-complete-course/05-arrays/08-array-includes</text:p>
      <text:p text:style-name="P1"><text:s/>1260 <text:s/>cd Documents/JS/js-complete-course/05-arrays/08-array-includes</text:p>
      <text:p text:style-name="P1"><text:s/>1261 <text:s/>cd ..</text:p>
      <text:p text:style-name="P1"><text:s/>1262 <text:s/>cd 09</text:p>
      <text:p text:style-name="P1"><text:s/>1263 <text:s/>cd 09-rand-array-stats/</text:p>
      <text:p text:style-name="P1"><text:s/>1264 <text:s/>seve</text:p>
      <text:p text:style-name="P1"><text:s/>1265 <text:s/>git add script.js </text:p>
      <text:p text:style-name="P1"><text:s/>1266 <text:s/>git commit -m "wooohoooo, I figured it out!"</text:p>
      <text:p text:style-name="P1"><text:s/>1267 <text:s/>git push</text:p>
      <text:p text:style-name="P1"><text:s/>1268 <text:s/>cd ..</text:p>
      <text:p text:style-name="P1"><text:s/>1269 <text:s/>cd 10-reduce-array/</text:p>
      <text:p text:style-name="P1"><text:s/>1270 <text:s/>seve</text:p>
      <text:p text:style-name="P1"><text:s/>1271 <text:s/>git add script.js </text:p>
      <text:p text:style-name="P1"><text:s/>1272 <text:s/>git commit -m "Imane helped me! I still need to understand more about accumulators within reduce"</text:p>
      <text:p text:style-name="P1"><text:s/>1273 <text:s/>git push</text:p>
      <text:p text:style-name="P1"><text:s/>1274 <text:s/>git pull</text:p>
      <text:p text:style-name="P1"><text:s/>1275 <text:s/>git push</text:p>
      <text:p text:style-name="P1"><text:s/>1276 <text:s/>cd ..</text:p>
      <text:p text:style-name="P1"><text:s/>1277 <text:s/>cd 11-dedupe-array/</text:p>
      <text:p text:style-name="P1"><text:s/>1278 <text:s/>seve</text:p>
      <text:p text:style-name="P1"><text:s/>1279 <text:s/>git status script.js </text:p>
      <text:p text:style-name="P1"><text:s/>1280 <text:s/>git add script.js </text:p>
      <text:p text:style-name="P1"><text:s/>1281 <text:s/>git commit -m "this was surprisingly easy, hooray"</text:p>
      <text:p text:style-name="P1"><text:s/>1282 <text:s/>git push</text:p>
      <text:p text:style-name="P1"><text:s/>1283 <text:s/>seve</text:p>
      <text:p text:style-name="P1"><text:s/>1284 <text:s/>cd ..</text:p>
      <text:p text:style-name="P1"><text:s/>1285 <text:s/>cd 06-dom/</text:p>
      <text:p text:style-name="P1"><text:s/>1286 <text:s/>cd 01-select-one/</text:p>
      <text:p text:style-name="P1"><text:s/>1287 <text:s/>seve</text:p>
      <text:p text:style-name="P1"><text:s/>1288 <text:s/>git add script.js </text:p>
      <text:p text:style-name="P1"><text:s/>1289 <text:s/>git commit -m "yay for another easy one, we already had to do this in 5.9"</text:p>
      <text:p text:style-name="P1"><text:s/>1290 <text:s/>git push</text:p>
      <text:p text:style-name="P1"><text:s/>1291 <text:s/>cd ..</text:p>
      <text:p text:style-name="P1"><text:s/>1292 <text:s/>cd 02-select-two/</text:p>
      <text:p text:style-name="P1"><text:s/>1293 <text:s/>seve</text:p>
      <text:p text:style-name="P1"><text:s/>1294 <text:s/>git add script.js </text:p>
      <text:p text:style-name="P1"><text:s/>1295 <text:s/>git commit -m "this was also easy, yay"</text:p>
      <text:p text:style-name="P1"><text:s/>1296 <text:s/>git push</text:p>
      <text:p text:style-name="P1"><text:s/>1297 <text:s/>cd ..</text:p>
      <text:p text:style-name="P1"><text:s/>1298 <text:s/>cd 03-select-three/</text:p>
      <text:p text:style-name="P1"><text:s/>1299 <text:s/>seve</text:p>
      <text:p text:style-name="P1"><text:s/>1300 <text:s/>cd Documents/</text:p>
      <text:p text:style-name="P1"><text:s/>1301 <text:s/>ls</text:p>
      <text:p text:style-name="P1"><text:soft-page-break/><text:s/>1302 <text:s/>cd JS</text:p>
      <text:p text:style-name="P1"><text:s/>1303 <text:s/>ls</text:p>
      <text:p text:style-name="P1"><text:s/>1304 <text:s/>cd js-complete-course/</text:p>
      <text:p text:style-name="P1"><text:s/>1305 <text:s/>ls</text:p>
      <text:p text:style-name="P1"><text:s/>1306 <text:s/>cd 06-dom/</text:p>
      <text:p text:style-name="P1"><text:s/>1307 <text:s/>cd 03-select-three/</text:p>
      <text:p text:style-name="P1"><text:s/>1308 <text:s/>git pull</text:p>
      <text:p text:style-name="P1"><text:s/>1309 <text:s/>seve</text:p>
      <text:p text:style-name="P1"><text:s/>1310 <text:s/>git add script.js </text:p>
      <text:p text:style-name="P1"><text:s/>1311 <text:s/>git commit -m "I thought this would work but I must be missing something"</text:p>
      <text:p text:style-name="P1"><text:s/>1312 <text:s/>git push</text:p>
      <text:p text:style-name="P1"><text:s/>1313 <text:s/>seve</text:p>
      <text:p text:style-name="P1"><text:s/>1314 <text:s/>git add script.js </text:p>
      <text:p text:style-name="P1"><text:s/>1315 <text:s/>git commit -m "I need to add a forEach to make it do it for each class element"</text:p>
      <text:p text:style-name="P1"><text:s/>1316 <text:s/>git push</text:p>
      <text:p text:style-name="P1"><text:s/>1317 <text:s/>cd ..</text:p>
      <text:p text:style-name="P1"><text:s/>1318 <text:s/>cd 04</text:p>
      <text:p text:style-name="P1"><text:s/>1319 <text:s/>cd 04-attr-create/</text:p>
      <text:p text:style-name="P1"><text:s/>1320 <text:s/>seve</text:p>
      <text:p text:style-name="P1"><text:s/>1321 <text:s/>git pull</text:p>
      <text:p text:style-name="P1"><text:s/>1322 <text:s/>git add script.js </text:p>
      <text:p text:style-name="P1"><text:s/>1323 <text:s/>git commit -m "this confused me but I figured it out! You must use CAPITALS for the TAG NAME when creating an element in js, I dont know why"</text:p>
      <text:p text:style-name="P1"><text:s/>1324 <text:s/>git push</text:p>
      <text:p text:style-name="P1"><text:s/>1325 <text:s/>seve</text:p>
      <text:p text:style-name="P1"><text:s/>1326 <text:s/>cd ..</text:p>
      <text:p text:style-name="P1"><text:s/>1327 <text:s/>cd 05-hover-image/</text:p>
      <text:p text:style-name="P1"><text:s/>1328 <text:s/>seve</text:p>
      <text:p text:style-name="P1"><text:s/>1329 <text:s/>cd ..</text:p>
      <text:p text:style-name="P1"><text:s/>1330 <text:s/>cd 07-generate-table-one/</text:p>
      <text:p text:style-name="P1"><text:s/>1331 <text:s/>seve</text:p>
      <text:p text:style-name="P1"><text:s/>1332 <text:s/>git pull</text:p>
      <text:p text:style-name="P1"><text:s/>1333 <text:s/>git add script.js </text:p>
      <text:p text:style-name="P1"><text:s/>1334 <text:s/>git commit -m "it's not working but Im not sure Ill fix it tonight so I will just add now"</text:p>
      <text:p text:style-name="P1"><text:s/>1335 <text:s/>git push</text:p>
      <text:p text:style-name="P1"><text:s/>1336 <text:s/>seve</text:p>
      <text:p text:style-name="P1"><text:s/>1337 <text:s/>cd 06-dom/</text:p>
      <text:p text:style-name="P1"><text:s/>1338 <text:s/>cd 04-attr-create/</text:p>
      <text:p text:style-name="P1"><text:s/>1339 <text:s/>git pull</text:p>
      <text:p text:style-name="P1"><text:s/>1340 <text:s/>git add script.js </text:p>
      <text:p text:style-name="P1"><text:s/>1341 <text:s/>git commit -m "I didn't know about getAttribute so I have now updated my code accordingly"</text:p>
      <text:p text:style-name="P1"><text:s/>1342 <text:s/>git push</text:p>
      <text:p text:style-name="P1"><text:s/>1343 <text:s/>cd ..</text:p>
      <text:p text:style-name="P1"><text:s/>1344 <text:s/>seve</text:p>
      <text:p text:style-name="P1"><text:s/>1345 <text:s/>cd 06-dom/</text:p>
      <text:p text:style-name="P1"><text:s/>1346 <text:s/>cd 05-hover-image/</text:p>
      <text:p text:style-name="P1"><text:s/>1347 <text:s/>git add script.js </text:p>
      <text:p text:style-name="P1"><text:s/>1348 <text:s/>git commit -m "I had to put the value in directly because it is a local img source and it just pulls it as a string otherwise"</text:p>
      <text:p text:style-name="P1"><text:s/>1349 <text:s/>git push</text:p>
      <text:p text:style-name="P1"><text:s/>1350 <text:s/>cd ..</text:p>
      <text:p text:style-name="P1"><text:soft-page-break/><text:s/>1351 <text:s/>cd 04-attr-create/</text:p>
      <text:p text:style-name="P1"><text:s/>1352 <text:s/>git add script.js </text:p>
      <text:p text:style-name="P1"><text:s/>1353 <text:s/>git commit -m "removed source"</text:p>
      <text:p text:style-name="P1"><text:s/>1354 <text:s/>git push</text:p>
      <text:p text:style-name="P1"><text:s/>1355 <text:s/>cd ..</text:p>
      <text:p text:style-name="P1"><text:s/>1356 <text:s/>cd 06-mini-carousel/</text:p>
      <text:p text:style-name="P1"><text:s/>1357 <text:s/>cd ..</text:p>
      <text:p text:style-name="P1"><text:s/>1358 <text:s/>seve</text:p>
      <text:p text:style-name="P1"><text:s/>1359 <text:s/>cd 06-dom/</text:p>
      <text:p text:style-name="P1"><text:s/>1360 <text:s/>cd 06-mini-carousel/</text:p>
      <text:p text:style-name="P1"><text:s/>1361 <text:s/>git add script.js </text:p>
      <text:p text:style-name="P1"><text:s/>1362 <text:s/>git commit -m "done"</text:p>
      <text:p text:style-name="P1"><text:s/>1363 <text:s/>git push</text:p>
      <text:p text:style-name="P1"><text:s/>1364 <text:s/>cd..</text:p>
      <text:p text:style-name="P1"><text:s/>1365 <text:s/>cd ..</text:p>
      <text:p text:style-name="P1"><text:s/>1366 <text:s/>seve</text:p>
      <text:p text:style-name="P1"><text:s/>1367 <text:s/>git status</text:p>
      <text:p text:style-name="P1"><text:s/>1368 <text:s/>git add 06-dom/07-generate-table-one/script.js</text:p>
      <text:p text:style-name="P1"><text:s/>1369 <text:s/>git commit -m "Im glad I figured out to use a for loop :)"</text:p>
      <text:p text:style-name="P1"><text:s/>1370 <text:s/>git push</text:p>
      <text:p text:style-name="P1"><text:s/>1371 <text:s/>seve</text:p>
      <text:p text:style-name="P1"><text:s/>1372 <text:s/>git status</text:p>
      <text:p text:style-name="P1"><text:s/>1373 <text:s/>git add modified: <text:s text:c="2"/>06-dom/08-generate-table-two/script.js</text:p>
      <text:p text:style-name="P1"><text:s/>1374 <text:s/>git add 06-dom/08-generate-table-two/script.js</text:p>
      <text:p text:style-name="P1"><text:s/>1375 <text:s/>git commit -m "thans to sali for her help!"</text:p>
      <text:p text:style-name="P1"><text:s/>1376 <text:s/>git push</text:p>
      <text:p text:style-name="P1"><text:s/>1377 <text:s/>git status</text:p>
      <text:p text:style-name="P1"><text:s/>1378 <text:s/>git add 03-colors/03-change-bcg-three/script.js</text:p>
      <text:p text:style-name="P1"><text:s/>1379 <text:s/>git commit -m "smal change?"</text:p>
      <text:p text:style-name="P1"><text:s/>1380 <text:s/>git add 04-dates/01-title-by-hour-one/script.js</text:p>
      <text:p text:style-name="P1"><text:s/>1381 <text:s/>git commit -m "old change"</text:p>
      <text:p text:style-name="P1"><text:s/>1382 <text:s/>git push</text:p>
      <text:p text:style-name="P1"><text:s/>1383 <text:s/>seve</text:p>
      <text:p text:style-name="P1"><text:s/>1384 <text:s/>git status</text:p>
      <text:p text:style-name="P1"><text:s/>1385 <text:s/>git add 06-dom/09-match-password-one/script.js</text:p>
      <text:p text:style-name="P1"><text:s/>1386 <text:s/>git add 06-dom/08-generate-table-two/script.js</text:p>
      <text:p text:style-name="P1"><text:s/>1387 <text:s/>git commit -m "yay I figured it out by myself!"</text:p>
      <text:p text:style-name="P1"><text:s/>1388 <text:s/>git push</text:p>
      <text:p text:style-name="P1"><text:s/>1389 <text:s/>seve</text:p>
      <text:p text:style-name="P1"><text:s/>1390 <text:s/>git status</text:p>
      <text:p text:style-name="P1"><text:s/>1391 <text:s/>git add 06-dom/09-match-password-one/script.js</text:p>
      <text:p text:style-name="P1"><text:s/>1392 <text:s/>git add 06-dom/04-attr-create/index.html</text:p>
      <text:p text:style-name="P1"><text:s/>1393 <text:s/>git add 05-arrays/10-reduce-array/index.html</text:p>
      <text:p text:style-name="P1"><text:s/>1394 <text:s/>git add 05-arrays/09-rand-array-stats/script.js</text:p>
      <text:p text:style-name="P1"><text:s/>1395 <text:s/>git commit -m "adding change"</text:p>
      <text:p text:style-name="P1"><text:s/>1396 <text:s/>git push</text:p>
      <text:p text:style-name="P1"><text:s/>1397 <text:s/>seve</text:p>
      <text:p text:style-name="P1"><text:s/>1398 <text:s/>git status</text:p>
      <text:p text:style-name="P1"><text:s/>1399 <text:s/>git add 06-dom/10-match-password-two/script.js</text:p>
      <text:p text:style-name="P1"><text:s/>1400 <text:s/>git commit -m "changing class names with setAttribute"</text:p>
      <text:p text:style-name="P1"><text:s/>1401 <text:s/>git puhs</text:p>
      <text:p text:style-name="P1"><text:s/>1402 <text:s/>git push</text:p>
      <text:p text:style-name="P1"><text:soft-page-break/><text:s/>1403 <text:s/>seve</text:p>
      <text:p text:style-name="P1"><text:s/>1404 <text:s/>git status</text:p>
      <text:p text:style-name="P1"><text:s/>1405 <text:s/>git add 06-dom/11-change-event-input-one/script.js</text:p>
      <text:p text:style-name="P1"><text:s/>1406 <text:s/>git commit -m "I couldnt find .maxLength"</text:p>
      <text:p text:style-name="P1"><text:s/>1407 <text:s/>git push</text:p>
      <text:p text:style-name="P1"><text:s/>1408 <text:s/>seve</text:p>
      <text:p text:style-name="P1"><text:s/>1409 <text:s/>git status</text:p>
      <text:p text:style-name="P1"><text:s/>1410 <text:s/>git add 06-dom/12-change-event-input-two/script.js</text:p>
      <text:p text:style-name="P1"><text:s/>1411 <text:s/>git commit -m "must look more into RegExp"</text:p>
      <text:p text:style-name="P1"><text:s/>1412 <text:s/>git push</text:p>
      <text:p text:style-name="P1"><text:s/>1413 <text:s/>seve</text:p>
      <text:p text:style-name="P1"><text:s/>1414 <text:s/>git status</text:p>
      <text:p text:style-name="P1"><text:s/>1415 <text:s/>git add 07-misc/01-waving-text/script.js</text:p>
      <text:p text:style-name="P1"><text:s/>1416 <text:s/>git commit -m "adding partial while it isnt broken"</text:p>
      <text:p text:style-name="P1"><text:s/>1417 <text:s/>git pull</text:p>
      <text:p text:style-name="P1"><text:s/>1418 <text:s/>git push</text:p>
      <text:p text:style-name="P1"><text:s/>1419 <text:s/>seve</text:p>
      <text:p text:style-name="P1"><text:s/>1420 <text:s/>git status</text:p>
      <text:p text:style-name="P1"><text:s/>1421 <text:s/>git add 07-misc/02-typewriter-effect/script.js</text:p>
      <text:p text:style-name="P1"><text:s/>1422 <text:s/>git commit -m "added randomiser"</text:p>
      <text:p text:style-name="P1"><text:s/>1423 <text:s/>git pull</text:p>
      <text:p text:style-name="P1"><text:s/>1424 <text:s/>git push</text:p>
      <text:p text:style-name="P1"><text:s/>1425 <text:s/>seve</text:p>
      <text:p text:style-name="P1"><text:s/>1426 <text:s/>git status</text:p>
      <text:p text:style-name="P1"><text:s/>1427 <text:s/>git add 01-base/03-prompt-if/script.js</text:p>
      <text:p text:style-name="P1"><text:s/>1428 <text:s/>git add 01-base/04-asv-confirm/script.js</text:p>
      <text:p text:style-name="P1"><text:s/>1429 <text:s/>git add 07-misc/03-worst-ui-one/script.js</text:p>
      <text:p text:style-name="P1"><text:s/>1430 <text:s/>git add 07-misc/02-typewriter-effect/script.js</text:p>
      <text:p text:style-name="P1"><text:s/>1431 <text:s/>git commit -m "easier than expected"</text:p>
      <text:p text:style-name="P1"><text:s/>1432 <text:s/>git push</text:p>
      <text:p text:style-name="P1"><text:s/>1433 <text:s/>seve</text:p>
      <text:p text:style-name="P1"><text:s/>1434 <text:s/>git status</text:p>
      <text:p text:style-name="P1"><text:s/>1435 <text:s/>git add 01-base/index.html</text:p>
      <text:p text:style-name="P1"><text:s/>1436 <text:s/>git add 01-base/index.htmlBouncingBalls.js</text:p>
      <text:p text:style-name="P1"><text:s/>1437 <text:s/>git add 01-base/BouncingBalls.js</text:p>
      <text:p text:style-name="P1"><text:s/>1438 <text:s/>git commit -m "adding practice code for my Watch"</text:p>
      <text:p text:style-name="P1"><text:s/>1439 <text:s/>git push</text:p>
      <text:p text:style-name="P1"><text:s/>1440 <text:s/>seve</text:p>
      <text:p text:style-name="P1"><text:s/>1441 <text:s/>git status</text:p>
      <text:p text:style-name="P1"><text:s/>1442 <text:s/>git add 07-misc/04-worst-ui-two/script.js</text:p>
      <text:p text:style-name="P1"><text:s/>1443 <text:s/>git 07-misc/03-worst-ui-one/script.js</text:p>
      <text:p text:style-name="P1"><text:s/>1444 <text:s/>git add 07-misc/03-worst-ui-one/script.js</text:p>
      <text:p text:style-name="P1"><text:s/>1445 <text:s/>git commit -m "thanks for help Ivo and Sali!"</text:p>
      <text:p text:style-name="P1"><text:s/>1446 <text:s/>git push</text:p>
      <text:p text:style-name="P1"><text:s/>1447 <text:s/>seve</text:p>
      <text:p text:style-name="P1"><text:s/>1448 <text:s/>git commit</text:p>
      <text:p text:style-name="P1"><text:s/>1449 <text:s/>git add 07-misc/05-worst-ui-three/script.js</text:p>
      <text:p text:style-name="P1"><text:s/>1450 <text:s/>git commit -m "the first one works, ignore the rest"</text:p>
      <text:p text:style-name="P1"><text:s/>1451 <text:s/>git push</text:p>
      <text:p text:style-name="P1"><text:s/>1452 <text:s/>seve</text:p>
      <text:p text:style-name="P1"><text:s/>1453 <text:s/>git status</text:p>
      <text:p text:style-name="P1"><text:s/>1454 <text:s/>git add 07-misc/05-worst-ui-three/script.js</text:p>
      <text:p text:style-name="P1"><text:soft-page-break/><text:s/>1455 <text:s/>git commit -m "added the other buttons - still problems, 1 button stops all, also adds +1 to the value"</text:p>
      <text:p text:style-name="P1"><text:s/>1456 <text:s/>git pull</text:p>
      <text:p text:style-name="P1"><text:s/>1457 <text:s/>git push</text:p>
      <text:p text:style-name="P1"><text:s/>1458 <text:s/>seve</text:p>
      <text:p text:style-name="P1"><text:s/>1459 <text:s/>git status</text:p>
      <text:p text:style-name="P1"><text:s/>1460 <text:s/>git add 09-fetch/01-list-to-console/script.js</text:p>
      <text:p text:style-name="P1"><text:s/>1461 <text:s/>git commit -m "thanks for Jens explination"</text:p>
      <text:p text:style-name="P1"><text:s/>1462 <text:s/>git push</text:p>
      <text:p text:style-name="P1"><text:s/>1463 <text:s/>seve</text:p>
      <text:p text:style-name="P1"><text:s/>1464 <text:s/>git status</text:p>
      <text:p text:style-name="P1"><text:s/>1465 <text:s/>git add 09-fetch/02-list-to-template/script.js</text:p>
      <text:p text:style-name="P1"><text:s/>1466 <text:s/>git commit -m "thanks to Sali and Sicco for the help!"</text:p>
      <text:p text:style-name="P1"><text:s/>1467 <text:s/>git push</text:p>
      <text:p text:style-name="P1"><text:s/>1468 <text:s/>seve</text:p>
      <text:p text:style-name="P1"><text:s/>1469 <text:s/>git status</text:p>
      <text:p text:style-name="P1"><text:s/>1470 <text:s/>git add 09-fetch/03-details/script.js</text:p>
      <text:p text:style-name="P1"><text:s/>1471 <text:s/>git add 09-fetch/02-list-to-template/script.js</text:p>
      <text:p text:style-name="P1"><text:s/>1472 <text:s/>git commit -m "thanks Imane"</text:p>
      <text:p text:style-name="P1"><text:s/>1473 <text:s/>git push</text:p>
      <text:p text:style-name="P1"><text:s/>1474 <text:s/>seve</text:p>
      <text:p text:style-name="P1"><text:s/>1475 <text:s/>git status</text:p>
      <text:p text:style-name="P1"><text:s/>1476 <text:s/>09-fetch/04-add/script.js</text:p>
      <text:p text:style-name="P1"><text:s/>1477 <text:s/>git add 09-fetch/04-add/script.js</text:p>
      <text:p text:style-name="P1"><text:s/>1478 <text:s/>git add 09-fetch/03-details/script.js</text:p>
      <text:p text:style-name="P1"><text:s/>1479 <text:s/>git commit -m "but how do you push it into a JSON?"</text:p>
      <text:p text:style-name="P1"><text:s/>1480 <text:s/>git push</text:p>
      <text:p text:style-name="P1"><text:s/>1481 <text:s/>seve</text:p>
      <text:p text:style-name="P1"><text:s/>1482 <text:s/>git add</text:p>
      <text:p text:style-name="P1"><text:s/>1483 <text:s/>git status</text:p>
      <text:p text:style-name="P1"><text:s/>1484 <text:s/>git add 09-fetch/04-add/script.js</text:p>
      <text:p text:style-name="P1"><text:s/>1485 <text:s/>git commit -m "fixing"</text:p>
      <text:p text:style-name="P1"><text:s/>1486 <text:s/>git push</text:p>
      <text:p text:style-name="P1"><text:s/>1487 <text:s/>seve</text:p>
      <text:p text:style-name="P1"><text:s/>1488 <text:s/>git status</text:p>
      <text:p text:style-name="P1"><text:s/>1489 <text:s/>git add 09-fetch/05-delete/script.js</text:p>
      <text:p text:style-name="P1"><text:s/>1490 <text:s/>git commit -m "splice"</text:p>
      <text:p text:style-name="P1"><text:s/>1491 <text:s/>git push</text:p>
      <text:p text:style-name="P1"><text:s/>1492 <text:s/>ng generate component</text:p>
      <text:p text:style-name="P1"><text:s/>1493 <text:s/>ls</text:p>
      <text:p text:style-name="P1"><text:s/>1494 <text:s/>cd Documents/</text:p>
      <text:p text:style-name="P1"><text:s/>1495 <text:s/>ls</text:p>
      <text:p text:style-name="P1"><text:s/>1496 <text:s/>cd JS/</text:p>
      <text:p text:style-name="P1"><text:s/>1497 <text:s/>ls</text:p>
      <text:p text:style-name="P1"><text:s/>1498 <text:s/>cd weather-app/</text:p>
      <text:p text:style-name="P1"><text:s/>1499 <text:s/>seve</text:p>
      <text:p text:style-name="P1"><text:s/>1500 <text:s/>cd ..</text:p>
      <text:p text:style-name="P1"><text:s/>1501 <text:s/>node -v</text:p>
      <text:p text:style-name="P1"><text:s/>1502 <text:s/>cd Documents/</text:p>
      <text:p text:style-name="P1"><text:s/>1503 <text:s/>cd..</text:p>
      <text:p text:style-name="P1"><text:s/>1504 <text:s/>cd ..</text:p>
      <text:p text:style-name="P1"><text:s/>1505 <text:s/>npm install -g @angular/cli</text:p>
      <text:p text:style-name="P1"><text:soft-page-break/><text:s/>1506 <text:s/>node -v</text:p>
      <text:p text:style-name="P1"><text:s/>1507 <text:s/>sudo apt-get install curl</text:p>
      <text:p text:style-name="P1"><text:s/>1508 <text:s/>l</text:p>
      <text:p text:style-name="P1"><text:s/>1509 <text:s/>curl -sL https://deb.nodesource.com/setup_13.x | sudo -E bash -</text:p>
      <text:p text:style-name="P1"><text:s/>1510 <text:s/>sudo apt-get install nodejs</text:p>
      <text:p text:style-name="P1"><text:s/>1511 <text:s/>node -v</text:p>
      <text:p text:style-name="P1"><text:s/>1512 <text:s/>sudo npm install -g @angular/cli</text:p>
      <text:p text:style-name="P1"><text:s/>1513 <text:s/>cd Documents/</text:p>
      <text:p text:style-name="P1"><text:s/>1514 <text:s/>mkdir AngularWorkshop</text:p>
      <text:p text:style-name="P1"><text:s/>1515 <text:s/>ls</text:p>
      <text:p text:style-name="P1"><text:s/>1516 <text:s/>cd AngularWorkshop/</text:p>
      <text:p text:style-name="P1"><text:s/>1517 <text:s/>ng new my-app</text:p>
      <text:p text:style-name="P1"><text:s/>1518 <text:s/>cd my-app ng serve --open</text:p>
      <text:p text:style-name="P1"><text:s/>1519 <text:s/>ls</text:p>
      <text:p text:style-name="P1"><text:s/>1520 <text:s/>cd my-app/</text:p>
      <text:p text:style-name="P1"><text:s/>1521 <text:s/>ls</text:p>
      <text:p text:style-name="P1"><text:s/>1522 <text:s/>cd src</text:p>
      <text:p text:style-name="P1"><text:s/>1523 <text:s/>cd app</text:p>
      <text:p text:style-name="P1"><text:s/>1524 <text:s/>cd product-app/</text:p>
      <text:p text:style-name="P1"><text:s/>1525 <text:s/>seve</text:p>
      <text:p text:style-name="P1"><text:s/>1526 <text:s/>cd ..</text:p>
      <text:p text:style-name="P1"><text:s/>1527 <text:s/>ng serve --open</text:p>
      <text:p text:style-name="P1"><text:s/>1528 <text:s/>seve</text:p>
      <text:p text:style-name="P1"><text:s/>1529 <text:s/>pwd</text:p>
      <text:p text:style-name="P1"><text:s/>1530 <text:s/>ls</text:p>
      <text:p text:style-name="P1"><text:s/>1531 <text:s/>cd Documents</text:p>
      <text:p text:style-name="P1"><text:s/>1532 <text:s/>ls</text:p>
      <text:p text:style-name="P1"><text:s/>1533 <text:s/>cd JS</text:p>
      <text:p text:style-name="P1"><text:s/>1534 <text:s/>ls</text:p>
      <text:p text:style-name="P1"><text:s/>1535 <text:s/>git clone git@github.com:Emma-Belg/weather-app.git</text:p>
      <text:p text:style-name="P1"><text:s/>1536 <text:s/>ls</text:p>
      <text:p text:style-name="P1"><text:s/>1537 <text:s/>cd weather-app/</text:p>
      <text:p text:style-name="P1"><text:s/>1538 <text:s/>seve</text:p>
      <text:p text:style-name="P1"><text:s/>1539 <text:s/>git status</text:p>
      <text:p text:style-name="P1"><text:s/>1540 <text:s/>git add index.html</text:p>
      <text:p text:style-name="P1"><text:s/>1541 <text:s/>git add script.js</text:p>
      <text:p text:style-name="P1"><text:s/>1542 <text:s/>git commit -m "adding some basics"</text:p>
      <text:p text:style-name="P1"><text:s/>1543 <text:s/>git pull</text:p>
      <text:p text:style-name="P1"><text:s/>1544 <text:s/>git push</text:p>
      <text:p text:style-name="P1"><text:s/>1545 <text:s/>cd ..</text:p>
      <text:p text:style-name="P1"><text:s/>1546 <text:s/>ls</text:p>
      <text:p text:style-name="P1"><text:s/>1547 <text:s/>cd js-complete-course/</text:p>
      <text:p text:style-name="P1"><text:s/>1548 <text:s/>seve</text:p>
      <text:p text:style-name="P1"><text:s/>1549 <text:s/>cd ..</text:p>
      <text:p text:style-name="P1"><text:s/>1550 <text:s/>ls</text:p>
      <text:p text:style-name="P1"><text:s/>1551 <text:s/>cd weather-app/</text:p>
      <text:p text:style-name="P1"><text:s/>1552 <text:s/>seve</text:p>
      <text:p text:style-name="P1"><text:s/>1553 <text:s/>git status</text:p>
      <text:p text:style-name="P1"><text:s/>1554 <text:s/>git add index.html script.js</text:p>
      <text:p text:style-name="P1"><text:s/>1555 <text:s/>git commit -m "slicing the array into days and finding the average temp"</text:p>
      <text:p text:style-name="P1"><text:s/>1556 <text:s/>git push</text:p>
      <text:p text:style-name="P1"><text:s/>1557 <text:s/>seve</text:p>
      <text:p text:style-name="P1"><text:soft-page-break/><text:s/>1558 <text:s/>git add script.js </text:p>
      <text:p text:style-name="P1"><text:s/>1559 <text:s/>git commit -m "not currently working but was before so I'm just pushing so I can work backwards"</text:p>
      <text:p text:style-name="P1"><text:s/>1560 <text:s/>git push</text:p>
      <text:p text:style-name="P1"><text:s/>1561 <text:s/>seve</text:p>
      <text:p text:style-name="P1"><text:s/>1562 <text:s/>git add script.js </text:p>
      <text:p text:style-name="P1"><text:s/>1563 <text:s/>git commit -m "partially workig"</text:p>
      <text:p text:style-name="P1"><text:s/>1564 <text:s/>git push</text:p>
      <text:p text:style-name="P1"><text:s/>1565 <text:s/>seve</text:p>
      <text:p text:style-name="P1"><text:s/>1566 <text:s/>git add script.js </text:p>
      <text:p text:style-name="P1"><text:s/>1567 <text:s/>git commit -m "I fixed my slice and now it works"</text:p>
      <text:p text:style-name="P1"><text:s/>1568 <text:s/>git push</text:p>
      <text:p text:style-name="P1"><text:s/>1569 <text:s/>seve</text:p>
      <text:p text:style-name="P1"><text:s/>1570 <text:s/>git add script.js index.html </text:p>
      <text:p text:style-name="P1"><text:s/>1571 <text:s/>git commit -m "getting descriptions"</text:p>
      <text:p text:style-name="P1"><text:s/>1572 <text:s/>git push</text:p>
      <text:p text:style-name="P1"><text:s/>1573 <text:s/>seve</text:p>
      <text:p text:style-name="P1"><text:s/>1574 <text:s/>git add script.js </text:p>
      <text:p text:style-name="P1"><text:s/>1575 <text:s/>git commit -m "starting to fix the dates"</text:p>
      <text:p text:style-name="P1"><text:s/>1576 <text:s/>git push</text:p>
      <text:p text:style-name="P1"><text:s/>1577 <text:s/>seve</text:p>
      <text:p text:style-name="P1"><text:s/>1578 <text:s/>git status</text:p>
      <text:p text:style-name="P1"><text:s/>1579 <text:s/>git add index.html script.js </text:p>
      <text:p text:style-name="P1"><text:s/>1580 <text:s/>git commit -m "making the code less repetitive"</text:p>
      <text:p text:style-name="P1"><text:s/>1581 <text:s/>git push</text:p>
      <text:p text:style-name="P1"><text:s/>1582 <text:s/>seve</text:p>
      <text:p text:style-name="P1"><text:s/>1583 <text:s/>git status</text:p>
      <text:p text:style-name="P1"><text:s/>1584 <text:s/>git add index.html script.js </text:p>
      <text:p text:style-name="P1"><text:s/>1585 <text:s/>git commit -m "starting to actually get a bit more of the right info now"</text:p>
      <text:p text:style-name="P1"><text:s/>1586 <text:s/>git push</text:p>
      <text:p text:style-name="P1"><text:s/>1587 <text:s/>cd ..</text:p>
      <text:p text:style-name="P1"><text:s/>1588 <text:s/>git clone git@github.com:tallyvanv/ajax-pokedex.git</text:p>
      <text:p text:style-name="P1"><text:s/>1589 <text:s/>ls</text:p>
      <text:p text:style-name="P1"><text:s/>1590 <text:s/>cd ajax-pokedex/</text:p>
      <text:p text:style-name="P1"><text:s/>1591 <text:s/>seve</text:p>
      <text:p text:style-name="P1"><text:s/>1592 <text:s/>git status</text:p>
      <text:p text:style-name="P1"><text:s/>1593 <text:s/>git add index.html script-e.js </text:p>
      <text:p text:style-name="P1"><text:s/>1594 <text:s/>git commit -m "many erros to fix"</text:p>
      <text:p text:style-name="P1"><text:s/>1595 <text:s/>git pull</text:p>
      <text:p text:style-name="P1"><text:s/>1596 <text:s/>git push</text:p>
      <text:p text:style-name="P1"><text:s/>1597 <text:s/>git reset index.html</text:p>
      <text:p text:style-name="P1"><text:s/>1598 <text:s/>git push</text:p>
      <text:p text:style-name="P1"><text:s/>1599 <text:s/>git pull</text:p>
      <text:p text:style-name="P1"><text:s/>1600 <text:s/>git status</text:p>
      <text:p text:style-name="P1"><text:s/>1601 <text:s/>git commit -m "merging"</text:p>
      <text:p text:style-name="P1"><text:s/>1602 <text:s/>git push</text:p>
      <text:p text:style-name="P1"><text:s/>1603 <text:s/>seve</text:p>
      <text:p text:style-name="P1"><text:s/>1604 <text:s/>git pull</text:p>
      <text:p text:style-name="P1"><text:s/>1605 <text:s/>git rm index1.html</text:p>
      <text:p text:style-name="P1"><text:s/>1606 <text:s/>git pull</text:p>
      <text:p text:style-name="P1"><text:s/>1607 <text:s/>git status</text:p>
      <text:p text:style-name="P1"><text:s/>1608 <text:s/>git commit -m "getting rid of my index1.html"</text:p>
      <text:p text:style-name="P1"><text:soft-page-break/><text:s/>1609 <text:s/>git pull</text:p>
      <text:p text:style-name="P1"><text:s/>1610 <text:s/>git merge</text:p>
      <text:p text:style-name="P1"><text:s/>1611 <text:s/>git status</text:p>
      <text:p text:style-name="P1"><text:s/>1612 <text:s/>git add index.html </text:p>
      <text:p text:style-name="P1"><text:s/>1613 <text:s/>git pull</text:p>
      <text:p text:style-name="P1"><text:s/>1614 <text:s/>git commit -m "no changes to commit"</text:p>
      <text:p text:style-name="P1"><text:s/>1615 <text:s/>git pull</text:p>
      <text:p text:style-name="P1"><text:s/>1616 <text:s/>seve</text:p>
      <text:p text:style-name="P1"><text:s/>1617 <text:s/>git pull</text:p>
      <text:p text:style-name="P1"><text:s/>1618 <text:s/>git status</text:p>
      <text:p text:style-name="P1"><text:s/>1619 <text:s/>git pull</text:p>
      <text:p text:style-name="P1"><text:s/>1620 <text:s/>git commit -m "trying to pull"</text:p>
      <text:p text:style-name="P1"><text:s/>1621 <text:s/>git add index.html script-e.js </text:p>
      <text:p text:style-name="P1"><text:s/>1622 <text:s/>git commit -m "trying to pull"</text:p>
      <text:p text:style-name="P1"><text:s/>1623 <text:s/>git pull</text:p>
      <text:p text:style-name="P1"><text:s/>1624 <text:s/>git status</text:p>
      <text:p text:style-name="P1"><text:s/>1625 <text:s/>git add index.html </text:p>
      <text:p text:style-name="P1"><text:s/>1626 <text:s/>git pull</text:p>
      <text:p text:style-name="P1"><text:s/>1627 <text:s/>git commit -m "trying to commit changes"</text:p>
      <text:p text:style-name="P1"><text:s/>1628 <text:s/>git pull</text:p>
      <text:p text:style-name="P1"><text:s/>1629 <text:s/>git push</text:p>
      <text:p text:style-name="P1"><text:s/>1630 <text:s/>seve</text:p>
      <text:p text:style-name="P1"><text:s/>1631 <text:s/>git status</text:p>
      <text:p text:style-name="P1"><text:s/>1632 <text:s/>git pull</text:p>
      <text:p text:style-name="P1"><text:s/>1633 <text:s/>git commit -m "pulling changes</text:p>
      <text:p text:style-name="P1"><text:s/>1634 <text:s/>"</text:p>
      <text:p text:style-name="P1"><text:s/>1635 <text:s/>git pull</text:p>
      <text:p text:style-name="P1"><text:s/>1636 <text:s/>git merge</text:p>
      <text:p text:style-name="P1"><text:s/>1637 <text:s/>git add index.html script-e.js </text:p>
      <text:p text:style-name="P1"><text:s/>1638 <text:s/>git commit -m "evolve img"</text:p>
      <text:p text:style-name="P1"><text:s/>1639 <text:s/>git pull</text:p>
      <text:p text:style-name="P1"><text:s/>1640 <text:s/>git push</text:p>
      <text:p text:style-name="P1"><text:s/>1641 <text:s/>seve</text:p>
      <text:p text:style-name="P1"><text:s/>1642 <text:s/>git status</text:p>
      <text:p text:style-name="P1"><text:s/>1643 <text:s/>git add script-e.js </text:p>
      <text:p text:style-name="P1"><text:s/>1644 <text:s/>git commit -m "if else for base pokemon"</text:p>
      <text:p text:style-name="P1"><text:s/>1645 <text:s/>git push</text:p>
      <text:p text:style-name="P1"><text:s/>1646 <text:s/>seve</text:p>
      <text:p text:style-name="P1"><text:s/>1647 <text:s/>git status</text:p>
      <text:p text:style-name="P1"><text:s/>1648 <text:s/>git add script-e.js </text:p>
      <text:p text:style-name="P1"><text:s/>1649 <text:s/>git pull</text:p>
      <text:p text:style-name="P1"><text:s/>1650 <text:s/>git add index.html </text:p>
      <text:p text:style-name="P1"><text:s/>1651 <text:s/>git pull</text:p>
      <text:p text:style-name="P1"><text:s/>1652 <text:s/>git push</text:p>
      <text:p text:style-name="P1"><text:s/>1653 <text:s/>git commit -m "moves"</text:p>
      <text:p text:style-name="P1"><text:s/>1654 <text:s/>git push</text:p>
      <text:p text:style-name="P1"><text:s/>1655 <text:s/>seve</text:p>
      <text:p text:style-name="P1"><text:s/>1656 <text:s/>cd Documents/JS/</text:p>
      <text:p text:style-name="P1"><text:s/>1657 <text:s/>ls</text:p>
      <text:p text:style-name="P1"><text:s/>1658 <text:s/>cd js-complete-course/</text:p>
      <text:p text:style-name="P1"><text:s/>1659 <text:s/>ls</text:p>
      <text:p text:style-name="P1"><text:s/>1660 <text:s/>cd 06-dom/</text:p>
      <text:p text:style-name="P1"><text:soft-page-break/><text:s/>1661 <text:s/>ls</text:p>
      <text:p text:style-name="P1"><text:s/>1662 <text:s/>cd 08</text:p>
      <text:p text:style-name="P1"><text:s/>1663 <text:s/>cd 08-generate-table-two/</text:p>
      <text:p text:style-name="P1"><text:s/>1664 <text:s/>seve</text:p>
      <text:p text:style-name="P1"><text:s/>1665 <text:s/>git status</text:p>
      <text:p text:style-name="P1"><text:s/>1666 <text:s/>git add script.js </text:p>
      <text:p text:style-name="P1"><text:s/>1667 <text:s/>git commit -m "adding comments"</text:p>
      <text:p text:style-name="P1"><text:s/>1668 <text:s/>git push</text:p>
      <text:p text:style-name="P1"><text:s/>1669 <text:s/>git pull</text:p>
      <text:p text:style-name="P1"><text:s/>1670 <text:s/>git push</text:p>
      <text:p text:style-name="P1"><text:s/>1671 <text:s/>cd ..</text:p>
      <text:p text:style-name="P1"><text:s/>1672 <text:s/>git status</text:p>
      <text:p text:style-name="P1"><text:s/>1673 <text:s/>cd ..</text:p>
      <text:p text:style-name="P1"><text:s/>1674 <text:s/>git add 09-fetch/05-delete/script.js </text:p>
      <text:p text:style-name="P1"><text:s/>1675 <text:s/>git status</text:p>
      <text:p text:style-name="P1"><text:s/>1676 <text:s/>git add 07-misc/</text:p>
      <text:p text:style-name="P1"><text:s/>1677 <text:s/>git commit -m "little changes"</text:p>
      <text:p text:style-name="P1"><text:s/>1678 <text:s/>git push</text:p>
      <text:p text:style-name="P1"><text:s/>1679 <text:s/>git status</text:p>
      <text:p text:style-name="P1"><text:s/>1680 <text:s/>cd Documents/</text:p>
      <text:p text:style-name="P1"><text:s/>1681 <text:s/>ls</text:p>
      <text:p text:style-name="P1"><text:s/>1682 <text:s/>git clone git@github.com:Nicnicsai/workshop-gsap.git</text:p>
      <text:p text:style-name="P1"><text:s/>1683 <text:s/>ls</text:p>
      <text:p text:style-name="P1"><text:s/>1684 <text:s/>cd workshop-gsap/</text:p>
      <text:p text:style-name="P1"><text:s/>1685 <text:s/>seve</text:p>
      <text:p text:style-name="P1"><text:s/>1686 <text:s/>cd ..</text:p>
      <text:p text:style-name="P1"><text:s/>1687 <text:s/>ls</text:p>
      <text:p text:style-name="P1"><text:s/>1688 <text:s/>cd JS/</text:p>
      <text:p text:style-name="P1"><text:s/>1689 <text:s/>ls</text:p>
      <text:p text:style-name="P1"><text:s/>1690 <text:s/>cd js-complete-course/</text:p>
      <text:p text:style-name="P1"><text:s/>1691 <text:s/>seve</text:p>
      <text:p text:style-name="P1"><text:s/>1692 <text:s/>git status</text:p>
      <text:p text:style-name="P1"><text:s/>1693 <text:s/>seve</text:p>
      <text:p text:style-name="P1"><text:s/>1694 <text:s/>git status</text:p>
      <text:p text:style-name="P1"><text:s/>1695 <text:s/>git add 02-maths/</text:p>
      <text:p text:style-name="P1"><text:s/>1696 <text:s/>git commit -m "going through old math code"</text:p>
      <text:p text:style-name="P1"><text:s/>1697 <text:s/>git push</text:p>
      <text:p text:style-name="P1"><text:s/>1698 <text:s/>seve</text:p>
      <text:p text:style-name="P1"><text:s/>1699 <text:s/>pwd</text:p>
      <text:p text:style-name="P1"><text:s/>1700 <text:s/>ls</text:p>
      <text:p text:style-name="P1"><text:s/>1701 <text:s/>cd Documents/</text:p>
      <text:p text:style-name="P1"><text:s/>1702 <text:s/>ls</text:p>
      <text:p text:style-name="P1"><text:s/>1703 <text:s/>cd JS/</text:p>
      <text:p text:style-name="P1"><text:s/>1704 <text:s/>ls</text:p>
      <text:p text:style-name="P1"><text:s/>1705 <text:s/>cd weather-app/</text:p>
      <text:p text:style-name="P1"><text:s/>1706 <text:s/>seve</text:p>
      <text:p text:style-name="P1"><text:s/>1707 <text:s/>git status</text:p>
      <text:p text:style-name="P1"><text:s/>1708 <text:s/>git add index.html script.js </text:p>
      <text:p text:style-name="P1"><text:s/>1709 <text:s/>git commit -m "I should I have done about 10 pushes already... so many changes since Koens recommendations"</text:p>
      <text:p text:style-name="P1"><text:s/>1710 <text:s/>git push</text:p>
      <text:p text:style-name="P1"><text:s/>1711 <text:s/>git add script.js </text:p>
      <text:p text:style-name="P1"><text:soft-page-break/><text:s/>1712 <text:s/>git commit -m "this is closer to what Koen originally had"</text:p>
      <text:p text:style-name="P1"><text:s/>1713 <text:s/>git push</text:p>
      <text:p text:style-name="P1"><text:s/>1714 <text:s/>seve</text:p>
      <text:p text:style-name="P1"><text:s/>1715 <text:s/>git add script.js </text:p>
      <text:p text:style-name="P1"><text:s/>1716 <text:s/>git commit -m "finally fixed the data and made it all shorter"</text:p>
      <text:p text:style-name="P1"><text:s/>1717 <text:s/>git push</text:p>
      <text:p text:style-name="P1"><text:s/>1718 <text:s/>seve</text:p>
      <text:p text:style-name="P1"><text:s/>1719 <text:s/>ls</text:p>
      <text:p text:style-name="P1"><text:s/>1720 <text:s/>emma</text:p>
      <text:p text:style-name="P1"><text:s/>1721 <text:s/>cd emma</text:p>
      <text:p text:style-name="P1"><text:s/>1722 <text:s/>ls</text:p>
      <text:p text:style-name="P1"><text:s/>1723 <text:s/>cd Documents/</text:p>
      <text:p text:style-name="P1"><text:s/>1724 <text:s/>ls</text:p>
      <text:p text:style-name="P1"><text:s/>1725 <text:s/>mkdir famous</text:p>
      <text:p text:style-name="P1"><text:s/>1726 <text:s/>cd famous/</text:p>
      <text:p text:style-name="P1"><text:s/>1727 <text:s/>git init</text:p>
      <text:p text:style-name="P1"><text:s/>1728 <text:s/>touch people.txt</text:p>
      <text:p text:style-name="P1"><text:s/>1729 <text:s/>ls -a</text:p>
      <text:p text:style-name="P1"><text:s/>1730 <text:s/>ls -l</text:p>
      <text:p text:style-name="P1"><text:s/>1731 <text:s/>ls -h</text:p>
      <text:p text:style-name="P1"><text:s/>1732 <text:s/>ls</text:p>
      <text:p text:style-name="P1"><text:s/>1733 <text:s/>gedit people.txt</text:p>
      <text:p text:style-name="P1"><text:s/>1734 <text:s/>nano people.txt</text:p>
      <text:p text:style-name="P1"><text:s/>1735 <text:s/>git status</text:p>
      <text:p text:style-name="P1"><text:s/>1736 <text:s/>gedit people.txt</text:p>
      <text:p text:style-name="P1"><text:s/>1737 <text:s/>touch test.txt</text:p>
      <text:p text:style-name="P1"><text:s/>1738 <text:s/>nano test.txt</text:p>
      <text:p text:style-name="P1"><text:s/>1739 <text:s/>git add people.txt </text:p>
      <text:p text:style-name="P1"><text:s/>1740 <text:s/>git commit -m "adding Elon Musk info and first commit"</text:p>
      <text:p text:style-name="P1"><text:s/>1741 <text:s/>gedit people.txt </text:p>
      <text:p text:style-name="P1"><text:s/>1742 <text:s/>git log</text:p>
      <text:p text:style-name="P1"><text:s/>1743 <text:s/>git log --oneline</text:p>
      <text:p text:style-name="P1"><text:s/>1744 <text:s/>history</text:p>
      <text:p text:style-name="P1">emma@emma-Swift-SF515-51T:~/Documents/famous$ git add people.txt </text:p>
      <text:p text:style-name="P1">emma@emma-Swift-SF515-51T:~/Documents/famous$ git commit -m "second commit"</text:p>
      <text:p text:style-name="P1">[master b0490bb] second commit</text:p>
      <text:p text:style-name="P1"><text:s/>1 file changed, 8 insertions(+)</text:p>
      <text:p text:style-name="P1">emma@emma-Swift-SF515-51T:~/Documents/famous$ git show HEAD</text:p>
      <text:p text:style-name="P1">commit b0490bb7f0d4d82f3c8e144cc72b1a683b9371e8 (HEAD -&gt; master)</text:p>
      <text:p text:style-name="P1">Author: emma &lt;emma.wishart@live.com.au&gt;</text:p>
      <text:p text:style-name="P1">Date: <text:s text:c="2"/>Thu Jan 30 10:02:49 2020 +0100</text:p>
      <text:p text:style-name="P1"/>
      <text:p text:style-name="P1"><text:s text:c="4"/>second commit</text:p>
      <text:p text:style-name="P1"/>
      <text:p text:style-name="P1">diff --git a/people.txt b/people.txt</text:p>
      <text:p text:style-name="P1">index 95b4043..53901ab 100644</text:p>
      <text:p text:style-name="P1">--- a/people.txt</text:p>
      <text:p text:style-name="P1">+++ b/people.txt</text:p>
      <text:p text:style-name="P1">@@ -7,3 +7,11 @@</text:p>
      <text:p text:style-name="P1"><text:s text:c="9"/>latest endeavour? Driven by worry that artificial intelligence will supplant humanity, he’s working on a project</text:p>
      <text:p text:style-name="P1"><text:s text:c="9"/>to meld people’s brains with powerful computers.</text:p>
      <text:p text:style-name="P1"><text:soft-page-break/><text:s/></text:p>
      <text:p text:style-name="P1">+</text:p>
      <text:p text:style-name="P1">+ <text:s text:c="3"/>Jeff Bezos </text:p>
      <text:p text:style-name="P1">+ <text:s text:c="7"/>TIME’s 1999 person of the year is even more influential today. Then an upstart looking to bring e-commerce</text:p>
      <text:p text:style-name="P1">+ <text:s text:c="7"/>mainstream largely through online book sales, Bezos’ Amazon is remaking the retail industry in its own image.</text:p>
      <text:p text:style-name="P1">+ <text:s text:c="7"/>Not content to dominate that business, Amazon is leading the charge in artificial intelligence with its Alexa</text:p>
      <text:p text:style-name="P1">+ <text:s text:c="7"/>software, while big tech firms from Netflix to Spotify have come to rely on its Amazon Web Services cloud</text:p>
      <text:p text:style-name="P1">+ <text:s text:c="7"/>computing platform. Bezos has made big side bets of his own, founding private spaceflight company Blue Origin</text:p>
      <text:p text:style-name="P1">+ <text:s text:c="7"/>and buying The Washington Post in 2013 for $250 million.</text:p>
      <text:p text:style-name="P1"/>
      <text:p text:style-name="P1">[1]+ <text:s/>Stopped <text:s text:c="16"/>git show HEAD</text:p>
      <text:p text:style-name="P1">emma@emma-Swift-SF515-51T:~/Documents/famous$ git show HEAD</text:p>
      <text:p text:style-name="P1">commit b0490bb7f0d4d82f3c8e144cc72b1a683b9371e8 (HEAD -&gt; master)</text:p>
      <text:p text:style-name="P1">Author: emma &lt;emma.wishart@live.com.au&gt;</text:p>
      <text:p text:style-name="P1">Date: <text:s text:c="2"/>Thu Jan 30 10:02:49 2020 +0100</text:p>
      <text:p text:style-name="P1"/>
      <text:p text:style-name="P1"><text:s text:c="4"/>second commit</text:p>
      <text:p text:style-name="P1"/>
      <text:p text:style-name="P1">diff --git a/people.txt b/people.txt</text:p>
      <text:p text:style-name="P1">index 95b4043..53901ab 100644</text:p>
      <text:p text:style-name="P1">--- a/people.txt</text:p>
      <text:p text:style-name="P1">+++ b/people.txt</text:p>
      <text:p text:style-name="P1">@@ -7,3 +7,11 @@</text:p>
      <text:p text:style-name="P1"><text:s text:c="9"/>latest endeavour? Driven by worry that artificial intelligence will supplant humanity, he’s working on a project</text:p>
      <text:p text:style-name="P1"><text:s text:c="9"/>to meld people’s brains with powerful computers.</text:p>
      <text:p text:style-name="P1"><text:s/></text:p>
      <text:p text:style-name="P1">+</text:p>
      <text:p text:style-name="P1">+ <text:s text:c="3"/>Jeff Bezos </text:p>
      <text:p text:style-name="P1">+ <text:s text:c="7"/>TIME’s 1999 person of the year is even more influential today. Then an upstart looking to bring e-commerce</text:p>
      <text:p text:style-name="P1">+ <text:s text:c="7"/>mainstream largely through online book sales, Bezos’ Amazon is remaking the retail industry in its own image.</text:p>
      <text:p text:style-name="P1">+ <text:s text:c="7"/>Not content to dominate that business, Amazon is leading the charge in artificial intelligence with its Alexa</text:p>
      <text:p text:style-name="P1">+ <text:s text:c="7"/>software, while big tech firms from Netflix to Spotify have come to rely on its Amazon Web Services cloud</text:p>
      <text:p text:style-name="P1">+ <text:s text:c="7"/>computing platform. Bezos has made big side bets of his own, fouemma@emma-Swift-SF515-51T:~/Documents/famous$ git commit --amend</text:p>
      <text:p text:style-name="P1">[master 645260c] second commit</text:p>
      <text:p text:style-name="P1"><text:s/>Date: Thu Jan 30 10:02:49 2020 +0100</text:p>
      <text:p text:style-name="P1"><text:s/>1 file changed, 8 insertions(+)</text:p>
      <text:p text:style-name="P1">emma@emma-Swift-SF515-51T:~/Documents/famous$ gedit people.txt </text:p>
      <text:p text:style-name="P1">emma@emma-Swift-SF515-51T:~/Documents/famous$ git checkout HEAD people.txt</text:p>
      <text:p text:style-name="P1">emma@emma-Swift-SF515-51T:~/Documents/famous$ cat people.txt </text:p>
      <text:p text:style-name="P1"><text:s text:c="4"/>Elon Musk </text:p>
      <text:p text:style-name="P1"/>
      <text:p text:style-name="P1"><text:soft-page-break/><text:s text:c="8"/>Electric cars. Space rockets. Residential solar power. Any one of Elon Musk’s undertakings could overwhelm the</text:p>
      <text:p text:style-name="P1"><text:s text:c="8"/>average person, but not the 45-year-old Musk. His seemingly superhuman drive has produced spectacular results:</text:p>
      <text:p text:style-name="P1"><text:s text:c="8"/>Tesla is now worth over $50 billion, while SpaceX has successfully demonstrated reusable rocket technology. But</text:p>
      <text:p text:style-name="P1"><text:s text:c="8"/>he expects the same superhuman performance from those around him, making him a tough boss to work for. His</text:p>
      <text:p text:style-name="P1"><text:s text:c="8"/>latest endeavour? Driven by worry that artificial intelligence will supplant humanity, he’s working on a project</text:p>
      <text:p text:style-name="P1"><text:s text:c="8"/>to meld people’s brains with powerful computers.</text:p>
      <text:p text:style-name="P1"/>
      <text:p text:style-name="P1"/>
      <text:p text:style-name="P1"><text:s text:c="4"/>Jeff Bezos </text:p>
      <text:p text:style-name="P1"><text:s text:c="8"/>TIME’s 1999 person of the year is even more influential today. Then an upstart looking to bring e-commerce</text:p>
      <text:p text:style-name="P1"><text:s text:c="8"/>mainstream largely through online book sales, Bezos’ Amazon is remaking the retail industry in its own image.</text:p>
      <text:p text:style-name="P1"><text:s text:c="8"/>Not content to dominate that business, Amazon is leading the charge in artificial intelligence with its Alexa</text:p>
      <text:p text:style-name="P1"><text:s text:c="8"/>software, while big tech firms from Netflix to Spotify have come to rely on its Amazon Web Services cloud</text:p>
      <text:p text:style-name="P1"><text:s text:c="8"/>computing platform. Bezos has made big side bets of his own, founding private spaceflight company Blue Origin</text:p>
      <text:p text:style-name="P1"><text:s text:c="8"/>and buying The Washington Post in 2013 for $250 million.</text:p>
      <text:p text:style-name="P1">emma@emma-Swift-SF515-51T:~/Documents/famous$ gedit people.txt </text:p>
      <text:p text:style-name="P1">emma@emma-Swift-SF515-51T:~/Documents/famous$ gedit people.txt </text:p>
      <text:p text:style-name="P1">emma@emma-Swift-SF515-51T:~/Documents/famous$ cad people.txt </text:p>
      <text:p text:style-name="P1"/>
      <text:p text:style-name="P1">Command 'cad' not found, did you mean:</text:p>
      <text:p text:style-name="P1"/>
      <text:p text:style-name="P1"><text:s text:c="2"/>command '0ad' from snap 0ad (0.0.23b-alpha)</text:p>
      <text:p text:style-name="P1"><text:s text:c="2"/>command 'cat' from deb coreutils (8.30-3ubuntu2)</text:p>
      <text:p text:style-name="P1"><text:s text:c="2"/>command 'cbd' from deb centreon-broker (18.10.0-4)</text:p>
      <text:p text:style-name="P1"><text:s text:c="2"/>command 'cal' from deb bsdmainutils (11.1.2ubuntu2)</text:p>
      <text:p text:style-name="P1"><text:s text:c="2"/>command 'dad' from deb debian-dad (1)</text:p>
      <text:p text:style-name="P1"><text:s text:c="2"/>command 'card' from deb a2ps (1:4.14-4)</text:p>
      <text:p text:style-name="P1"><text:s text:c="2"/>command 'yad' from deb yad (0.40.0-1)</text:p>
      <text:p text:style-name="P1"><text:s text:c="2"/>command 'car' from deb ucommon-utils (7.0.0-16ubuntu1)</text:p>
      <text:p text:style-name="P1"><text:s text:c="2"/>command 'mad' from deb mmv (1.01b-19build1)</text:p>
      <text:p text:style-name="P1"><text:s text:c="2"/>command 'cas' from deb amule-utils (1:2.3.2-6)</text:p>
      <text:p text:style-name="P1"><text:s text:c="2"/>command '0ad' from deb 0ad (0.0.23.1-4build1)</text:p>
      <text:p text:style-name="P1"><text:s text:c="2"/>command 'cai' from deb emboss (6.6.0+dfsg-7ubuntu2)</text:p>
      <text:p text:style-name="P1"><text:s text:c="2"/>command 'ad' from deb netatalk (3.1.12~ds-3)</text:p>
      <text:p text:style-name="P1"><text:s text:c="2"/>command 'cap' from deb capistrano (3.11.0-3)</text:p>
      <text:p text:style-name="P1"/>
      <text:p text:style-name="P1">See 'snap info &lt;snapname&gt;' for additional versions.</text:p>
      <text:p text:style-name="P1"/>
      <text:p text:style-name="P1">emma@emma-Swift-SF515-51T:~/Documents/famous$ cat people.txt </text:p>
      <text:p text:style-name="P1"><text:s text:c="4"/>Elon Musk </text:p>
      <text:p text:style-name="P1"/>
      <text:p text:style-name="P1"><text:soft-page-break/><text:s text:c="8"/>Electric cars. Space rockets. Residential solar power. Any one of Elon Musk’s undertakings could overwhelm the</text:p>
      <text:p text:style-name="P1"><text:s text:c="8"/>average person, but not the 45-year-old Musk. His seemingly superhuman drive has produced spectacular results:</text:p>
      <text:p text:style-name="P1"><text:s text:c="8"/>Tesla is now worth over $50 billion, while SpaceX has successfully demonstrated reusable rocket technology. But</text:p>
      <text:p text:style-name="P1"><text:s text:c="8"/>he expects the same superhuman performance from those around him, making him a tough boss to work for. His</text:p>
      <text:p text:style-name="P1"><text:s text:c="8"/>latest endeavour? Driven by worry that artificial intelligence will supplant humanity, he’s working on a project</text:p>
      <text:p text:style-name="P1"><text:s text:c="8"/>to meld people’s brains with powerful computers.</text:p>
      <text:p text:style-name="P1"/>
      <text:p text:style-name="P1"/>
      <text:p text:style-name="P1"><text:s text:c="4"/>Jeff Bezos </text:p>
      <text:p text:style-name="P1"><text:s text:c="8"/>TIME’s 1999 person of the year is even more influential today. Then an upstart looking to bring e-commerce</text:p>
      <text:p text:style-name="P1"><text:s text:c="8"/>mainstream largely through online book sales, Bezos’ Amazon is remaking the retail industry in its own image.</text:p>
      <text:p text:style-name="P1"><text:s text:c="8"/>Not content to dominate that business, Amazon is leading the charge in artificial intelligence with its Alexa</text:p>
      <text:p text:style-name="P1"><text:s text:c="8"/>software, while big tech firms from Netflix to Spotify have come to rely on its Amazon Web Services cloud</text:p>
      <text:p text:style-name="P1"><text:s text:c="8"/>computing platform. Bezos has made big side bets of his own, founding private spaceflight company Blue Origin</text:p>
      <text:p text:style-name="P1"><text:s text:c="8"/>and buying The Washington Post in 2013 for $250 million.</text:p>
      <text:p text:style-name="P1"/>
      <text:p text:style-name="P1"/>
      <text:p text:style-name="P1">Mark Zuckerberg </text:p>
      <text:p text:style-name="P1">As CEO of Apple, one of the world’s most valuable brands, Tim Cook has nearly unmatched influence over the</text:p>
      <text:p text:style-name="P1"><text:s text:c="8"/>technology world. Anything Apple does is bound to be copied by a seemingly endless number of rivals, meaning his</text:p>
      <text:p text:style-name="P1"><text:s text:c="8"/>choices will reverberate far beyond One Infinite Loop. Today, Apple is rumored to be experimenting with</text:p>
      <text:p text:style-name="P1"><text:s text:c="8"/>everything from advanced artificial intelligence to augmented reality and self-driving vehicles. Given Apple’s</text:p>
      <text:p text:style-name="P1"><text:s text:c="8"/>role as tastemaker extraordinaire, how Cook decides to move forward with any one of these projects will shape</text:p>
      <text:p text:style-name="P1"><text:s text:c="8"/>the future of the consumer technology landscape.</text:p>
      <text:p text:style-name="P1">emma@emma-Swift-SF515-51T:~/Documents/famous$ git add </text:p>
      <text:p text:style-name="P1">people.txt <text:s/>test.txt <text:s text:c="3"/></text:p>
      <text:p text:style-name="P1">emma@emma-Swift-SF515-51T:~/Documents/famous$ git add people.txt </text:p>
      <text:p text:style-name="P1">emma@emma-Swift-SF515-51T:~/Documents/famous$ git status</text:p>
      <text:p text:style-name="P1">On branch master</text:p>
      <text:p text:style-name="P1">Changes to be committed:</text:p>
      <text:p text:style-name="P1"><text:s text:c="2"/>(use "git reset HEAD &lt;file&gt;..." to unstage)</text:p>
      <text:p text:style-name="P1"/>
      <text:p text:style-name="P1"><text:tab/>modified: <text:s text:c="2"/>people.txt</text:p>
      <text:p text:style-name="P1"/>
      <text:p text:style-name="P1">Untracked files:</text:p>
      <text:p text:style-name="P1"><text:s text:c="2"/>(use "git add &lt;file&gt;..." to include in what will be committed)</text:p>
      <text:p text:style-name="P1"/>
      <text:p text:style-name="P1"><text:soft-page-break/><text:tab/>test.txt</text:p>
      <text:p text:style-name="P1"/>
      <text:p text:style-name="P1">emma@emma-Swift-SF515-51T:~/Documents/famous$ git reset people.txt</text:p>
      <text:p text:style-name="P1">Unstaged changes after reset:</text:p>
      <text:p text:style-name="P1">M<text:tab/>people.txt</text:p>
      <text:p text:style-name="P1">emma@emma-Swift-SF515-51T:~/Documents/famous$ git show HEAD</text:p>
      <text:p text:style-name="P1">commit 645260c1125f82b7fa6fd1a95795af489292dd21 (HEAD -&gt; master)</text:p>
      <text:p text:style-name="P1">Author: emma &lt;emma.wishart@live.com.au&gt;</text:p>
      <text:p text:style-name="P1">Date: <text:s text:c="2"/>Thu Jan 30 10:02:49 2020 +0100</text:p>
      <text:p text:style-name="P1"/>
      <text:p text:style-name="P1"><text:s text:c="4"/>second commit</text:p>
      <text:p text:style-name="P1"/>
      <text:p text:style-name="P1">diff --git a/people.txt b/people.txt</text:p>
      <text:p text:style-name="P1">index 95b4043..53901ab 100644</text:p>
      <text:p text:style-name="P1">--- a/people.txt</text:p>
      <text:p text:style-name="P1">+++ b/people.txt</text:p>
      <text:p text:style-name="P1">@@ -7,3 +7,11 @@</text:p>
      <text:p text:style-name="P1"><text:s text:c="9"/>latest endeavour? Driven by worry that artificial intelligence will supplant humanity, he’s working on a project</text:p>
      <text:p text:style-name="P1"><text:s text:c="9"/>to meld people’s brains with powerful computers.</text:p>
      <text:p text:style-name="P1"><text:s/></text:p>
      <text:p text:style-name="P1">+</text:p>
      <text:p text:style-name="P1">+ <text:s text:c="3"/>Jeff Bezos </text:p>
      <text:p text:style-name="P1">+ <text:s text:c="7"/>TIME’s 1999 person of the year is even more influential today. Then an upstart looking to bring e-commerce</text:p>
      <text:p text:style-name="P1">+ <text:s text:c="7"/>mainstream largely through online book sales, Bezos’ Amazon is remaking the retail industry in its own image.</text:p>
      <text:p text:style-name="P1">+ <text:s text:c="7"/>Not content to dominate that business, Amazon is leading the charge in artificial intelligence with its Alexa</text:p>
      <text:p text:style-name="P1">+ <text:s text:c="7"/>software, while big tech firms from Netflix to Spotify have come to rely on its Amazon Web Services cloud</text:p>
      <text:p text:style-name="P1">+ <text:s text:c="7"/>computing platform. Bezos has made big side bets of his own, founding private spaceflight company Blue Origin</text:p>
      <text:p text:style-name="P1">+ <text:s text:c="7"/>and buying The Washington Post in 2013 for $250 million.</text:p>
      <text:p text:style-name="P1">emma@emma-Swift-SF515-51T:~/Documents/famous$ cat people.txt </text:p>
      <text:p text:style-name="P1"><text:s text:c="4"/>Elon Musk </text:p>
      <text:p text:style-name="P1"/>
      <text:p text:style-name="P1"><text:s text:c="8"/>Electric cars. Space rockets. Residential solar power. Any one of Elon Musk’s undertakings could overwhelm the</text:p>
      <text:p text:style-name="P1"><text:s text:c="8"/>average person, but not the 45-year-old Musk. His seemingly superhuman drive has produced spectacular results:</text:p>
      <text:p text:style-name="P1"><text:s text:c="8"/>Tesla is now worth over $50 billion, while SpaceX has successfully demonstrated reusable rocket technology. But</text:p>
      <text:p text:style-name="P1"><text:s text:c="8"/>he expects the same superhuman performance from those around him, making him a tough boss to work for. His</text:p>
      <text:p text:style-name="P1"><text:s text:c="8"/>latest endeavour? Driven by worry that artificial intelligence will supplant humanity, he’s working on a project</text:p>
      <text:p text:style-name="P1"><text:s text:c="8"/>to meld people’s brains with powerful computers.</text:p>
      <text:p text:style-name="P1"/>
      <text:p text:style-name="P1"/>
      <text:p text:style-name="P1"><text:s text:c="4"/>Jeff Bezos </text:p>
      <text:p text:style-name="P1"><text:soft-page-break/><text:s text:c="8"/>TIME’s 1999 person of the year is even more influential today. Then an upstart looking to bring e-commerce</text:p>
      <text:p text:style-name="P1"><text:s text:c="8"/>mainstream largely through online book sales, Bezos’ Amazon is remaking the retail industry in its own image.</text:p>
      <text:p text:style-name="P1"><text:s text:c="8"/>Not content to dominate that business, Amazon is leading the charge in artificial intelligence with its Alexa</text:p>
      <text:p text:style-name="P1"><text:s text:c="8"/>software, while big tech firms from Netflix to Spotify have come to rely on its Amazon Web Services cloud</text:p>
      <text:p text:style-name="P1"><text:s text:c="8"/>computing platform. Bezos has made big side bets of his own, founding private spaceflight company Blue Origin</text:p>
      <text:p text:style-name="P1"><text:s text:c="8"/>and buying The Washington Post in 2013 for $250 million.</text:p>
      <text:p text:style-name="P1"/>
      <text:p text:style-name="P1"/>
      <text:p text:style-name="P1">Mark Zuckerberg </text:p>
      <text:p text:style-name="P1">As CEO of Apple, one of the world’s most valuable brands, Tim Cook has nearly unmatched influence over the</text:p>
      <text:p text:style-name="P1"><text:s text:c="8"/>technology world. Anything Apple does is bound to be copied by a seemingly endless number of rivals, meaning his</text:p>
      <text:p text:style-name="P1"><text:s text:c="8"/>choices will reverberate far beyond One Infinite Loop. Today, Apple is rumored to be experimenting with</text:p>
      <text:p text:style-name="P1"><text:s text:c="8"/>everything from advanced artificial intelligence to augmented reality and self-driving vehicles. Given Apple’s</text:p>
      <text:p text:style-name="P1"><text:s text:c="8"/>role as tastemaker extraordinaire, how Cook decides to move forward with any one of these projects will shape</text:p>
      <text:p text:style-name="P1"><text:s text:c="8"/>the future of the consumer technology landscape.</text:p>
      <text:p text:style-name="P1">emma@emma-Swift-SF515-51T:~/Documents/famous$ git show HEAD</text:p>
      <text:p text:style-name="P1">commit 645260c1125f82b7fa6fd1a95795af489292dd21 (HEAD -&gt; master)</text:p>
      <text:p text:style-name="P1">Author: emma &lt;emma.wishart@live.com.au&gt;</text:p>
      <text:p text:style-name="P1">Date: <text:s text:c="2"/>Thu Jan 30 10:02:49 2020 +0100</text:p>
      <text:p text:style-name="P1"/>
      <text:p text:style-name="P1"><text:s text:c="4"/>second commit</text:p>
      <text:p text:style-name="P1"/>
      <text:p text:style-name="P1">diff --git a/people.txt b/people.txt</text:p>
      <text:p text:style-name="P1">index 95b4043..53901ab 100644</text:p>
      <text:p text:style-name="P1">--- a/people.txt</text:p>
      <text:p text:style-name="P1">+++ b/people.txt</text:p>
      <text:p text:style-name="P1">@@ -7,3 +7,11 @@</text:p>
      <text:p text:style-name="P1"><text:s text:c="9"/>latest endeavour? Driven by worry that artificial intelligence will supplant humanity, he’s working on a project</text:p>
      <text:p text:style-name="P1"><text:s text:c="9"/>to meld people’s brains with powerful computers.</text:p>
      <text:p text:style-name="P1"><text:s/></text:p>
      <text:p text:style-name="P1">+</text:p>
      <text:p text:style-name="P1">+ <text:s text:c="3"/>Jeff Bezos </text:p>
      <text:p text:style-name="P1">+ <text:s text:c="7"/>TIME’s 1999 person of the year is even more influential today. Then an upstart looking to bring e-commerce</text:p>
      <text:p text:style-name="P1">+ <text:s text:c="7"/>mainstream largely through online book sales, Bezos’ Amazon is remaking the retail industry in its own image.</text:p>
      <text:p text:style-name="P1">+ <text:s text:c="7"/>Not content to dominate that business, Amazon is leading the charge in artificial intelligence with its Alexa</text:p>
      <text:p text:style-name="P1">+ <text:s text:c="7"/>software, while big tech firms from Netflix to Spotify have come to rely on its Amazon Web Services cloud</text:p>
      <text:p text:style-name="P1">emma@emma-Swift-SF515-51T:~/Documents/famous$ git add people.txt </text:p>
      <text:p text:style-name="P1"><text:soft-page-break/>emma@emma-Swift-SF515-51T:~/Documents/famous$ git show HEAD</text:p>
      <text:p text:style-name="P1">commit 645260c1125f82b7fa6fd1a95795af489292dd21 (HEAD -&gt; master)</text:p>
      <text:p text:style-name="P1">Author: emma &lt;emma.wishart@live.com.au&gt;</text:p>
      <text:p text:style-name="P1">Date: <text:s text:c="2"/>Thu Jan 30 10:02:49 2020 +0100</text:p>
      <text:p text:style-name="P1"/>
      <text:p text:style-name="P1"><text:s text:c="4"/>second commit</text:p>
      <text:p text:style-name="P1"/>
      <text:p text:style-name="P1">diff --git a/people.txt b/people.txt</text:p>
      <text:p text:style-name="P1">index 95b4043..53901ab 100644</text:p>
      <text:p text:style-name="P1">--- a/people.txt</text:p>
      <text:p text:style-name="P1">+++ b/people.txt</text:p>
      <text:p text:style-name="P1">@@ -7,3 +7,11 @@</text:p>
      <text:p text:style-name="P1"><text:s text:c="9"/>latest endeavour? Driven by worry that artificial intelligence will supplant humanity, he’s working on a project</text:p>
      <text:p text:style-name="P1"><text:s text:c="9"/>to meld people’s brains with powerful computers.</text:p>
      <text:p text:style-name="P1"><text:s/></text:p>
      <text:p text:style-name="P1">+</text:p>
      <text:p text:style-name="P1">+ <text:s text:c="3"/>Jeff Bezos </text:p>
      <text:p text:style-name="P1">+ <text:s text:c="7"/>TIME’s 1999 person of the year is even more influential today. Then an upstart looking to bring e-commerce</text:p>
      <text:p text:style-name="P1">+ <text:s text:c="7"/>mainstream largely through online book sales, Bezos’ Amazon is remaking the retail industry in its own image.</text:p>
      <text:p text:style-name="P1">+ <text:s text:c="7"/>Not content to dominate that business, Amazon is leading the charge in artificial intelligence with its Alexa</text:p>
      <text:p text:style-name="P1">+ <text:s text:c="7"/>software, while big tech firms from Netflix to Spotify have come to rely on its Amazon Web Services cloud</text:p>
      <text:p text:style-name="P1">emma@emma-Swift-SF515-51T:~/Documents/famous$ git status</text:p>
      <text:p text:style-name="P1">On branch master</text:p>
      <text:p text:style-name="P1">Changes to be committed:</text:p>
      <text:p text:style-name="P1"><text:s text:c="2"/>(use "git reset HEAD &lt;file&gt;..." to unstage)</text:p>
      <text:p text:style-name="P1"/>
      <text:p text:style-name="P1"><text:tab/>modified: <text:s text:c="2"/>people.txt</text:p>
      <text:p text:style-name="P1"/>
      <text:p text:style-name="P1">Untracked files:</text:p>
      <text:p text:style-name="P1"><text:s text:c="2"/>(use "git add &lt;file&gt;..." to include in what will be committed)</text:p>
      <text:p text:style-name="P1"/>
      <text:p text:style-name="P1"><text:tab/>test.txt</text:p>
      <text:p text:style-name="P1"/>
      <text:p text:style-name="P1">emma@emma-Swift-SF515-51T:~/Documents/famous$ git commit -m "adding mark Mark Zuckerberg"</text:p>
      <text:p text:style-name="P1">[master 3e02430] adding mark Mark Zuckerberg</text:p>
      <text:p text:style-name="P1"><text:s/>1 file changed, 9 insertions(+)</text:p>
      <text:p text:style-name="P1">emma@emma-Swift-SF515-51T:~/Documents/famous$ git log</text:p>
      <text:p text:style-name="P1">commit 3e02430c2188164a25cb0c06499000960b4ca1ec (HEAD -&gt; master)</text:p>
      <text:p text:style-name="P1">Author: emma &lt;emma.wishart@live.com.au&gt;</text:p>
      <text:p text:style-name="P1">Date: <text:s text:c="2"/>Thu Jan 30 10:26:16 2020 +0100</text:p>
      <text:p text:style-name="P1"/>
      <text:p text:style-name="P1"><text:s text:c="4"/>adding mark Mark Zuckerberg</text:p>
      <text:p text:style-name="P1"/>
      <text:p text:style-name="P1">commit 645260c1125f82b7fa6fd1a95795af489292dd21</text:p>
      <text:p text:style-name="P1">Author: emma &lt;emma.wishart@live.com.au&gt;</text:p>
      <text:p text:style-name="P1">Date: <text:s text:c="2"/>Thu Jan 30 10:02:49 2020 +0100</text:p>
      <text:p text:style-name="P1"><text:soft-page-break/></text:p>
      <text:p text:style-name="P1"><text:s text:c="4"/>second commit</text:p>
      <text:p text:style-name="P1"/>
      <text:p text:style-name="P1">commit 79c45aecc1fb7fd77a3a2c554392e342f17b7f8d</text:p>
      <text:p text:style-name="P1">Author: emma &lt;emma.wishart@live.com.au&gt;</text:p>
      <text:p text:style-name="P1">Date: <text:s text:c="2"/>Thu Jan 30 09:57:01 2020 +0100</text:p>
      <text:p text:style-name="P1"/>
      <text:p text:style-name="P1"><text:s text:c="4"/>adding Elon Musk info and first commit</text:p>
      <text:p text:style-name="P1">emma@emma-Swift-SF515-51T:~/Documents/famous$ git show HEAD</text:p>
      <text:p text:style-name="P1">commit 3e02430c2188164a25cb0c06499000960b4ca1ec (HEAD -&gt; master)</text:p>
      <text:p text:style-name="P1">Author: emma &lt;emma.wishart@live.com.au&gt;</text:p>
      <text:p text:style-name="P1">Date: <text:s text:c="2"/>Thu Jan 30 10:26:16 2020 +0100</text:p>
      <text:p text:style-name="P1"/>
      <text:p text:style-name="P1"><text:s text:c="4"/>adding mark Mark Zuckerberg</text:p>
      <text:p text:style-name="P1"/>
      <text:p text:style-name="P1">diff --git a/people.txt b/people.txt</text:p>
      <text:p text:style-name="P1">index 53901ab..0441342 100644</text:p>
      <text:p text:style-name="P1">--- a/people.txt</text:p>
      <text:p text:style-name="P1">+++ b/people.txt</text:p>
      <text:p text:style-name="P1">@@ -15,3 +15,12 @@</text:p>
      <text:p text:style-name="P1"><text:s text:c="9"/>software, while big tech firms from Netflix to Spotify have come to rely on its Amazon Web Services cloud</text:p>
      <text:p text:style-name="P1"><text:s text:c="9"/>computing platform. Bezos has made big side bets of his own, founding private spaceflight company Blue Origin</text:p>
      <text:p text:style-name="P1"><text:s text:c="9"/>and buying The Washington Post in 2013 for $250 million.</text:p>
      <text:p text:style-name="P1">+</text:p>
      <text:p text:style-name="P1">+</text:p>
      <text:p text:style-name="P1">+Mark Zuckerberg </text:p>
      <text:p text:style-name="P1">+As CEO of Apple, one of the world’s most valuable brands, Tim Cook has nearly unmatched influence over the</text:p>
      <text:p text:style-name="P1">+ <text:s text:c="7"/>technology world. Anything Apple does is bound to be copied by a seemingly endless number of rivals, meaning his</text:p>
      <text:p text:style-name="P1">+ <text:s text:c="7"/>choices will reverberate far beyond One Infinite Loop. Today, Apple is rumored to be experimenting with</text:p>
      <text:p text:style-name="P1">emma@emma-Swift-SF515-51T:~/Documents/famous$ git log --online</text:p>
      <text:p text:style-name="P1">fatal: unrecognized argument: --online</text:p>
      <text:p text:style-name="P1">emma@emma-Swift-SF515-51T:~/Documents/famous$ git log --oneline</text:p>
      <text:p text:style-name="P1">3e02430 (HEAD -&gt; master) adding mark Mark Zuckerberg</text:p>
      <text:p text:style-name="P1">645260c second commit</text:p>
      <text:p text:style-name="P1">79c45ae adding Elon Musk info and first commit</text:p>
      <text:p text:style-name="P1">emma@emma-Swift-SF515-51T:~/Documents/famous$ git reset 645260c</text:p>
      <text:p text:style-name="P1">Unstaged changes after reset:</text:p>
      <text:p text:style-name="P1">M<text:tab/>people.txt</text:p>
      <text:p text:style-name="P1">emma@emma-Swift-SF515-51T:~/Documents/famous$ cat people.txt </text:p>
      <text:p text:style-name="P1"><text:s text:c="4"/>Elon Musk </text:p>
      <text:p text:style-name="P1"/>
      <text:p text:style-name="P1"><text:s text:c="8"/>Electric cars. Space rockets. Residential solar power. Any one of Elon Musk’s undertakings could overwhelm the</text:p>
      <text:p text:style-name="P1"><text:s text:c="8"/>average person, but not the 45-year-old Musk. His seemingly superhuman drive has produced spectacular results:</text:p>
      <text:p text:style-name="P1"><text:s text:c="8"/>Tesla is now worth over $50 billion, while SpaceX has successfully demonstrated reusable rocket technology. But</text:p>
      <text:p text:style-name="P1"><text:soft-page-break/><text:s text:c="8"/>he expects the same superhuman performance from those around him, making him a tough boss to work for. His</text:p>
      <text:p text:style-name="P1"><text:s text:c="8"/>latest endeavour? Driven by worry that artificial intelligence will supplant humanity, he’s working on a project</text:p>
      <text:p text:style-name="P1"><text:s text:c="8"/>to meld people’s brains with powerful computers.</text:p>
      <text:p text:style-name="P1"/>
      <text:p text:style-name="P1"/>
      <text:p text:style-name="P1"><text:s text:c="4"/>Jeff Bezos </text:p>
      <text:p text:style-name="P1"><text:s text:c="8"/>TIME’s 1999 person of the year is even more influential today. Then an upstart looking to bring e-commerce</text:p>
      <text:p text:style-name="P1"><text:s text:c="8"/>mainstream largely through online book sales, Bezos’ Amazon is remaking the retail industry in its own image.</text:p>
      <text:p text:style-name="P1"><text:s text:c="8"/>Not content to dominate that business, Amazon is leading the charge in artificial intelligence with its Alexa</text:p>
      <text:p text:style-name="P1"><text:s text:c="8"/>software, while big tech firms from Netflix to Spotify have come to rely on its Amazon Web Services cloud</text:p>
      <text:p text:style-name="P1"><text:s text:c="8"/>computing platform. Bezos has made big side bets of his own, founding private spaceflight company Blue Origin</text:p>
      <text:p text:style-name="P1"><text:s text:c="8"/>and buying The Washington Post in 2013 for $250 million.</text:p>
      <text:p text:style-name="P1"/>
      <text:p text:style-name="P1"/>
      <text:p text:style-name="P1">Mark Zuckerberg </text:p>
      <text:p text:style-name="P1">As CEO of Apple, one of the world’s most valuable brands, Tim Cook has nearly unmatched influence over the</text:p>
      <text:p text:style-name="P1"><text:s text:c="8"/>technology world. Anything Apple does is bound to be copied by a seemingly endless number of rivals, meaning his</text:p>
      <text:p text:style-name="P1"><text:s text:c="8"/>choices will reverberate far beyond One Infinite Loop. Today, Apple is rumored to be experimenting with</text:p>
      <text:p text:style-name="P1"><text:s text:c="8"/>everything from advanced artificial intelligence to augmented reality and self-driving vehicles. Given Apple’s</text:p>
      <text:p text:style-name="P1"><text:s text:c="8"/>role as tastemaker extraordinaire, how Cook decides to move forward with any one of these projects will shape</text:p>
      <text:p text:style-name="P1"><text:s text:c="8"/>the future of the consumer technology landscape.</text:p>
      <text:p text:style-name="P1">emma@emma-Swift-SF515-51T:~/Documents/famous$ git log --oneline</text:p>
      <text:p text:style-name="P1">645260c (HEAD -&gt; master) second commit</text:p>
      <text:p text:style-name="P1">79c45ae adding Elon Musk info and first commit</text:p>
      <text:p text:style-name="P1">emma@emma-Swift-SF515-51T:~/Documents/famous$ git commit -m "adding mark Mark Zuckerberg"</text:p>
      <text:p text:style-name="P1">On branch master</text:p>
      <text:p text:style-name="P1">Changes not staged for commit:</text:p>
      <text:p text:style-name="P1"><text:tab/>modified: <text:s text:c="2"/>people.txt</text:p>
      <text:p text:style-name="P1"/>
      <text:p text:style-name="P1">Untracked files:</text:p>
      <text:p text:style-name="P1"><text:tab/>test.txt</text:p>
      <text:p text:style-name="P1"/>
      <text:p text:style-name="P1">no changes added to commit</text:p>
      <text:p text:style-name="P1">emma@emma-Swift-SF515-51T:~/Documents/famous$ git add people.txt </text:p>
      <text:p text:style-name="P1">emma@emma-Swift-SF515-51T:~/Documents/famous$ git commit -m "adding mark Mark Zuckerberg"</text:p>
      <text:p text:style-name="P1">[master 5f43f54] adding mark Mark Zuckerberg</text:p>
      <text:p text:style-name="P1"><text:s/>1 file changed, 9 insertions(+)</text:p>
      <text:p text:style-name="P1">emma@emma-Swift-SF515-51T:~/Documents/famous$ git log --oneline</text:p>
      <text:p text:style-name="P1"><text:soft-page-break/>5f43f54 (HEAD -&gt; master) adding mark Mark Zuckerberg</text:p>
      <text:p text:style-name="P1">645260c second commit</text:p>
      <text:p text:style-name="P1">79c45ae adding Elon Musk info and first commit</text:p>
      <text:p text:style-name="P1">emma@emma-Swift-SF515-51T:~/Documents/famous$ git reset 645260c</text:p>
      <text:p text:style-name="P1">Unstaged changes after reset:</text:p>
      <text:p text:style-name="P1">M<text:tab/>people.txt</text:p>
      <text:p text:style-name="P1">emma@emma-Swift-SF515-51T:~/Documents/famous$ git checkout HEAD people.txt</text:p>
      <text:p text:style-name="P1">emma@emma-Swift-SF515-51T:~/Documents/famous$ git log</text:p>
      <text:p text:style-name="P1">commit 645260c1125f82b7fa6fd1a95795af489292dd21 (HEAD -&gt; master)</text:p>
      <text:p text:style-name="P1">Author: emma &lt;emma.wishart@live.com.au&gt;</text:p>
      <text:p text:style-name="P1">Date: <text:s text:c="2"/>Thu Jan 30 10:02:49 2020 +0100</text:p>
      <text:p text:style-name="P1"/>
      <text:p text:style-name="P1"><text:s text:c="4"/>second commit</text:p>
      <text:p text:style-name="P1"/>
      <text:p text:style-name="P1">commit 79c45aecc1fb7fd77a3a2c554392e342f17b7f8d</text:p>
      <text:p text:style-name="P1">Author: emma &lt;emma.wishart@live.com.au&gt;</text:p>
      <text:p text:style-name="P1">Date: <text:s text:c="2"/>Thu Jan 30 09:57:01 2020 +0100</text:p>
      <text:p text:style-name="P1"/>
      <text:p text:style-name="P1"><text:s text:c="4"/>adding Elon Musk info and first commit</text:p>
      <text:p text:style-name="P1">emma@emma-Swift-SF515-51T:~/Documents/famous$ git checkout people.txt</text:p>
      <text:p text:style-name="P1">emma@emma-Swift-SF515-51T:~/Documents/famous$ git branch testing1</text:p>
      <text:p text:style-name="P1">emma@emma-Swift-SF515-51T:~/Documents/famous$ git branch</text:p>
      <text:p text:style-name="P1">* master</text:p>
      <text:p text:style-name="P1"><text:s text:c="2"/>testing1</text:p>
      <text:p text:style-name="P1">emma@emma-Swift-SF515-51T:~/Documents/famous$ git checkout testing1</text:p>
      <text:p text:style-name="P1">Switched to branch 'testing1'</text:p>
      <text:p text:style-name="P1">emma@emma-Swift-SF515-51T:~/Documents/famous$ git branch</text:p>
      <text:p text:style-name="P1"><text:s text:c="2"/>master</text:p>
      <text:p text:style-name="P1">* testing1</text:p>
      <text:p text:style-name="P1">emma@emma-Swift-SF515-51T:~/Documents/famous$ git log --online</text:p>
      <text:p text:style-name="P1">fatal: unrecognized argument: --online</text:p>
      <text:p text:style-name="P1">emma@emma-Swift-SF515-51T:~/Documents/famous$ git log --oneline</text:p>
      <text:p text:style-name="P1">645260c (HEAD -&gt; testing1, master) second commit</text:p>
      <text:p text:style-name="P1">79c45ae adding Elon Musk info and first commit</text:p>
      <text:p text:style-name="P1">emma@emma-Swift-SF515-51T:~/Documents/famous$ gedit people.txt </text:p>
      <text:p text:style-name="P1">emma@emma-Swift-SF515-51T:~/Documents/famous$ git status</text:p>
      <text:p text:style-name="P1">On branch testing1</text:p>
      <text:p text:style-name="P1">Changes not staged for commit:</text:p>
      <text:p text:style-name="P1"><text:s text:c="2"/>(use "git add &lt;file&gt;..." to update what will be committed)</text:p>
      <text:p text:style-name="P1"><text:s text:c="2"/>(use "git checkout -- &lt;file&gt;..." to discard changes in working directory)</text:p>
      <text:p text:style-name="P1"/>
      <text:p text:style-name="P1"><text:tab/>modified: <text:s text:c="2"/>people.txt</text:p>
      <text:p text:style-name="P1"/>
      <text:p text:style-name="P1">Untracked files:</text:p>
      <text:p text:style-name="P1"><text:s text:c="2"/>(use "git add &lt;file&gt;..." to include in what will be committed)</text:p>
      <text:p text:style-name="P1"/>
      <text:p text:style-name="P1"><text:tab/>test.txt</text:p>
      <text:p text:style-name="P1"/>
      <text:p text:style-name="P1">no changes added to commit (use "git add" and/or "git commit -a")</text:p>
      <text:p text:style-name="P1">emma@emma-Swift-SF515-51T:~/Documents/famous$ git add people.txt </text:p>
      <text:p text:style-name="P1">emma@emma-Swift-SF515-51T:~/Documents/famous$ git commit -m "add Mark Zuckerberg's info to new branch testing"</text:p>
      <text:p text:style-name="P1"><text:soft-page-break/>[testing1 495f387] add Mark Zuckerberg's info to new branch testing</text:p>
      <text:p text:style-name="P1"><text:s/>1 file changed, 10 insertions(+)</text:p>
      <text:p text:style-name="P1">emma@emma-Swift-SF515-51T:~/Documents/famous$ git checkout master</text:p>
      <text:p text:style-name="P1">Switched to branch 'master'</text:p>
      <text:p text:style-name="P1">emma@emma-Swift-SF515-51T:~/Documents/famous$ git log --oneline --graph</text:p>
      <text:p text:style-name="P1">* 645260c (HEAD -&gt; master) second commit</text:p>
      <text:p text:style-name="P1">* 79c45ae adding Elon Musk info and first commit</text:p>
      <text:p text:style-name="P1">emma@emma-Swift-SF515-51T:~/Documents/famous$ git branch</text:p>
      <text:p text:style-name="P1">* master</text:p>
      <text:p text:style-name="P1"><text:s text:c="2"/>testing1</text:p>
      <text:p text:style-name="P1">emma@emma-Swift-SF515-51T:~/Documents/famous$ git merge testing</text:p>
      <text:p text:style-name="P1">merge: testing - not something we can merge</text:p>
      <text:p text:style-name="P1">emma@emma-Swift-SF515-51T:~/Documents/famous$ git merge testing1</text:p>
      <text:p text:style-name="P1">Updating 645260c..495f387</text:p>
      <text:p text:style-name="P1">Fast-forward</text:p>
      <text:p text:style-name="P1"><text:s/>people.txt | 10 ++++++++++</text:p>
      <text:p text:style-name="P1"><text:s/>1 file changed, 10 insertions(+)</text:p>
      <text:p text:style-name="P1">emma@emma-Swift-SF515-51T:~/Documents/famous$ git log --oneline --graph</text:p>
      <text:p text:style-name="P1">* 495f387 (HEAD -&gt; master, testing1) add Mark Zuckerberg's info to new branch testing</text:p>
      <text:p text:style-name="P1">* 645260c second commit</text:p>
      <text:p text:style-name="P1">* 79c45ae adding Elon Musk info and first commit</text:p>
      <text:p text:style-name="P1">emma@emma-Swift-SF515-51T:~/Documents/famous$ git diff master testing</text:p>
      <text:p text:style-name="P1">fatal: ambiguous argument 'testing': unknown revision or path not in the working tree.</text:p>
      <text:p text:style-name="P1">Use '--' to separate paths from revisions, like this:</text:p>
      <text:p text:style-name="P1">'git &lt;command&gt; [&lt;revision&gt;...] -- [&lt;file&gt;...]'</text:p>
      <text:p text:style-name="P1">emma@emma-Swift-SF515-51T:~/Documents/famous$ git diff master testing1</text:p>
      <text:p text:style-name="P1">emma@emma-Swift-SF515-51T:~/Documents/famous$ git checkout testing1 </text:p>
      <text:p text:style-name="P1">Switched to branch 'testing1'</text:p>
      <text:p text:style-name="P1">emma@emma-Swift-SF515-51T:~/Documents/famous$ git status</text:p>
      <text:p text:style-name="P1">On branch testing1</text:p>
      <text:p text:style-name="P1">Untracked files:</text:p>
      <text:p text:style-name="P1"><text:s text:c="2"/>(use "git add &lt;file&gt;..." to include in what will be committed)</text:p>
      <text:p text:style-name="P1"/>
      <text:p text:style-name="P1"><text:tab/>test.txt</text:p>
      <text:p text:style-name="P1"/>
      <text:p text:style-name="P1">nothing added to commit but untracked files present (use "git add" to track)</text:p>
      <text:p text:style-name="P1">emma@emma-Swift-SF515-51T:~/Documents/famous$ git checkout master</text:p>
      <text:p text:style-name="P1">Switched to branch 'master'</text:p>
      <text:p text:style-name="P1">emma@emma-Swift-SF515-51T:~/Documents/famous$ gedit</text:p>
      <text:p text:style-name="P1">emma@emma-Swift-SF515-51T:~/Documents/famous$ gedit people.txt </text:p>
      <text:p text:style-name="P1">emma@emma-Swift-SF515-51T:~/Documents/famous$ git add people.txt </text:p>
      <text:p text:style-name="P1">emma@emma-Swift-SF515-51T:~/Documents/famous$ git commit -m "changes to the last line"</text:p>
      <text:p text:style-name="P1">[master 8f761b1] changes to the last line</text:p>
      <text:p text:style-name="P1"><text:s/>1 file changed, 1 insertion(+), 1 deletion(-)</text:p>
      <text:p text:style-name="P1">emma@emma-Swift-SF515-51T:~/Documents/famous$ git checkout testing1 </text:p>
      <text:p text:style-name="P1">Switched to branch 'testing1'</text:p>
      <text:p text:style-name="P1">emma@emma-Swift-SF515-51T:~/Documents/famous$ git add people.txt </text:p>
      <text:p text:style-name="P1">emma@emma-Swift-SF515-51T:~/Documents/famous$ git reset people.txt </text:p>
      <text:p text:style-name="P1">emma@emma-Swift-SF515-51T:~/Documents/famous$ git status</text:p>
      <text:p text:style-name="P1">On branch testing1</text:p>
      <text:p text:style-name="P1">Untracked files:</text:p>
      <text:p text:style-name="P1"><text:s text:c="2"/>(use "git add &lt;file&gt;..." to include in what will be committed)</text:p>
      <text:p text:style-name="P1"><text:soft-page-break/></text:p>
      <text:p text:style-name="P1"><text:tab/>test.txt</text:p>
      <text:p text:style-name="P1"/>
      <text:p text:style-name="P1">nothing added to commit but untracked files present (use "git add" to track)</text:p>
      <text:p text:style-name="P1">emma@emma-Swift-SF515-51T:~/Documents/famous$ gedit people.txt </text:p>
      <text:p text:style-name="P1">emma@emma-Swift-SF515-51T:~/Documents/famous$ git add people.txt </text:p>
      <text:p text:style-name="P1">emma@emma-Swift-SF515-51T:~/Documents/famous$ git commit -m "changes to the last line to conflict"</text:p>
      <text:p text:style-name="P1">[testing1 8714856] changes to the last line to conflict</text:p>
      <text:p text:style-name="P1"><text:s/>1 file changed, 2 insertions(+), 1 deletion(-)</text:p>
      <text:p text:style-name="P1">emma@emma-Swift-SF515-51T:~/Documents/famous$ git checkout master </text:p>
      <text:p text:style-name="P1">Switched to branch 'master'</text:p>
      <text:p text:style-name="P1">emma@emma-Swift-SF515-51T:~/Documents/famous$ git merge testing1 </text:p>
      <text:p text:style-name="P1">Auto-merging people.txt</text:p>
      <text:p text:style-name="P1">CONFLICT (content): Merge conflict in people.txt</text:p>
      <text:p text:style-name="P1">Automatic merge failed; fix conflicts and then commit the result.</text:p>
      <text:p text:style-name="P1">emma@emma-Swift-SF515-51T:~/Documents/famous$ gedit people.txt </text:p>
      <text:p text:style-name="P1">emma@emma-Swift-SF515-51T:~/Documents/famous$ git checkout testing1 </text:p>
      <text:p text:style-name="P1">people.txt: needs merge</text:p>
      <text:p text:style-name="P1">error: you need to resolve your current index first</text:p>
      <text:p text:style-name="P1">emma@emma-Swift-SF515-51T:~/Documents/famous$ gedit te</text:p>
      <text:p text:style-name="P1">emma@emma-Swift-SF515-51T:~/Documents/famous$ gedit test.txt </text:p>
      <text:p text:style-name="P1">emma@emma-Swift-SF515-51T:~/Documents/famous$ git checkout master</text:p>
      <text:p text:style-name="P1">people.txt: needs merge</text:p>
      <text:p text:style-name="P1">error: you need to resolve your current index first</text:p>
      <text:p text:style-name="P1">emma@emma-Swift-SF515-51T:~/Documents/famous$ git add test.txt </text:p>
      <text:p text:style-name="P1">emma@emma-Swift-SF515-51T:~/Documents/famous$ git commit -m "showing a test conflict"</text:p>
      <text:p text:style-name="P1">U<text:tab/>people.txt</text:p>
      <text:p text:style-name="P1">error: Committing is not possible because you have unmerged files.</text:p>
      <text:p text:style-name="P1">hint: Fix them up in the work tree, and then use 'git add/rm &lt;file&gt;'</text:p>
      <text:p text:style-name="P1">hint: as appropriate to mark resolution and make a commit.</text:p>
      <text:p text:style-name="P1">fatal: Exiting because of an unresolved conflict.</text:p>
      <text:p text:style-name="P1">emma@emma-Swift-SF515-51T:~/Documents/famous$ git status</text:p>
      <text:p text:style-name="P1">On branch master</text:p>
      <text:p text:style-name="P1">You have unmerged paths.</text:p>
      <text:p text:style-name="P1"><text:s text:c="2"/>(fix conflicts and run "git commit")</text:p>
      <text:p text:style-name="P1"><text:s text:c="2"/>(use "git merge --abort" to abort the merge)</text:p>
      <text:p text:style-name="P1"/>
      <text:p text:style-name="P1">Changes to be committed:</text:p>
      <text:p text:style-name="P1"/>
      <text:p text:style-name="P1"><text:tab/>new file: <text:s text:c="2"/>test.txt</text:p>
      <text:p text:style-name="P1"/>
      <text:p text:style-name="P1">Unmerged paths:</text:p>
      <text:p text:style-name="P1"><text:s text:c="2"/>(use "git add &lt;file&gt;..." to mark resolution)</text:p>
      <text:p text:style-name="P1"/>
      <text:p text:style-name="P1"><text:tab/>both modified: <text:s text:c="2"/>people.txt</text:p>
      <text:p text:style-name="P1"/>
      <text:p text:style-name="P1">emma@emma-Swift-SF515-51T:~/Documents/famous$ gedit people.txt </text:p>
      <text:p text:style-name="P1">emma@emma-Swift-SF515-51T:~/Documents/famous$ git add people.txt </text:p>
      <text:p text:style-name="P1">emma@emma-Swift-SF515-51T:~/Documents/famous$ git commit -m "accept changes"</text:p>
      <text:p text:style-name="P1">[master 51949d8] accept changes</text:p>
      <text:p text:style-name="P1">emma@emma-Swift-SF515-51T:~/Documents/famous$ git checkout master</text:p>
      <text:p text:style-name="P1"><text:soft-page-break/>Already on 'master'</text:p>
      <text:p text:style-name="P1">emma@emma-Swift-SF515-51T:~/Documents/famous$ git checkout testing1 </text:p>
      <text:p text:style-name="P1">Switched to branch 'testing1'</text:p>
      <text:p text:style-name="P1">emma@emma-Swift-SF515-51T:~/Documents/famous$ gedit test.txt</text:p>
      <text:p text:style-name="P1">emma@emma-Swift-SF515-51T:~/Documents/famous$ git add test.txt </text:p>
      <text:p text:style-name="P1">emma@emma-Swift-SF515-51T:~/Documents/famous$ git commit -m "trying to conflict"</text:p>
      <text:p text:style-name="P1">[testing1 44f31e9] trying to conflict</text:p>
      <text:p text:style-name="P1"><text:s/>1 file changed, 1 insertion(+)</text:p>
      <text:p text:style-name="P1"><text:s/>create mode 100644 test.txt</text:p>
      <text:p text:style-name="P1">emma@emma-Swift-SF515-51T:~/Documents/famous$ git checkout master</text:p>
      <text:p text:style-name="P1">Switched to branch 'master'</text:p>
      <text:p text:style-name="P1">emma@emma-Swift-SF515-51T:~/Documents/famous$ gedit test.txt</text:p>
      <text:p text:style-name="P1">emma@emma-Swift-SF515-51T:~/Documents/famous$ git merge testing1 </text:p>
      <text:p text:style-name="P1">Auto-merging test.txt</text:p>
      <text:p text:style-name="P1">CONFLICT (add/add): Merge conflict in test.txt</text:p>
      <text:p text:style-name="P1">Automatic merge failed; fix conflicts and then commit the result.</text:p>
      <text:p text:style-name="P1">emma@emma-Swift-SF515-51T:~/Documents/famous$ gedit test.txt</text:p>
      <text:p text:style-name="P1">emma@emma-Swift-SF515-51T:~/Documents/famous$ git status</text:p>
      <text:p text:style-name="P1">On branch master</text:p>
      <text:p text:style-name="P1">You have unmerged paths.</text:p>
      <text:p text:style-name="P1"><text:s text:c="2"/>(fix conflicts and run "git commit")</text:p>
      <text:p text:style-name="P1"><text:s text:c="2"/>(use "git merge --abort" to abort the merge)</text:p>
      <text:p text:style-name="P1"/>
      <text:p text:style-name="P1">Unmerged paths:</text:p>
      <text:p text:style-name="P1"><text:s text:c="2"/>(use "git add &lt;file&gt;..." to mark resolution)</text:p>
      <text:p text:style-name="P1"/>
      <text:p text:style-name="P1"><text:tab/>both added: <text:s text:c="5"/>test.txt</text:p>
      <text:p text:style-name="P1"/>
      <text:p text:style-name="P1">no changes added to commit (use "git add" and/or "git commit -a")</text:p>
      <text:p text:style-name="P1">emma@emma-Swift-SF515-51T:~/Documents/famous$ git add test.txt </text:p>
      <text:p text:style-name="P1">emma@emma-Swift-SF515-51T:~/Documents/famous$ git commit -m "yay both changes"</text:p>
      <text:p text:style-name="P1">[master ea84bda] yay both changes</text:p>
      <text:p text:style-name="P1">emma@emma-Swift-SF515-51T:~/Documents/famous$ gedit test.txt </text:p>
      <text:p text:style-name="P1">emma@emma-Swift-SF515-51T:~/Documents/famous$ git checkout testing1 </text:p>
      <text:p text:style-name="P1">Switched to branch 'testing1'</text:p>
      <text:p text:style-name="P1">emma@emma-Swift-SF515-51T:~/Documents/famous$ git merge master</text:p>
      <text:p text:style-name="P1">Updating 44f31e9..ea84bda</text:p>
      <text:p text:style-name="P1">Fast-forward</text:p>
      <text:p text:style-name="P1"><text:s/>people.txt | 3 +--</text:p>
      <text:p text:style-name="P1"><text:s/>test.txt <text:s text:c="2"/>| 4 ++++</text:p>
      <text:p text:style-name="P1"><text:s/>2 files changed, 5 insertions(+), 2 deletions(-)</text:p>
      <text:p text:style-name="P1">emma@emma-Swift-SF515-51T:~/Documents/famous$ git checkout master </text:p>
      <text:p text:style-name="P1">Switched to branch 'master'</text:p>
      <text:p text:style-name="P1">emma@emma-Swift-SF515-51T:~/Documents/famous$ gedit people.txt </text:p>
      <text:p text:style-name="P1">emma@emma-Swift-SF515-51T:~/Documents/famous$ git stash save "stashing a hello message"</text:p>
      <text:p text:style-name="P1">Saved working directory and index state On master: stashing a hello message</text:p>
      <text:p text:style-name="P1">emma@emma-Swift-SF515-51T:~/Documents/famous$ gedit people.txt </text:p>
      <text:p text:style-name="P1">emma@emma-Swift-SF515-51T:~/Documents/famous$ git stash list</text:p>
      <text:p text:style-name="P1">stash@{0}: On master: stashing a hello message</text:p>
      <text:p text:style-name="P1">emma@emma-Swift-SF515-51T:~/Documents/famous$ git stash show -p 0</text:p>
      <text:p text:style-name="P1">diff --git a/people.txt b/people.txt</text:p>
      <text:p text:style-name="P1">index fb5af4e..08c1857 100644</text:p>
      <text:p text:style-name="P1"><text:soft-page-break/>--- a/people.txt</text:p>
      <text:p text:style-name="P1">+++ b/people.txt</text:p>
      <text:p text:style-name="P1">@@ -25,3 +25,5 @@ As CEO of Apple, one of the world’s most valuable brands, Tim Cook has nearly</text:p>
      <text:p text:style-name="P1"><text:s text:c="9"/>everything from advanced artificial intelligence to augmented reality and self-driving vehicles. Given Apple’s</text:p>
      <text:p text:style-name="P1"><text:s text:c="9"/>role as tastemaker extraordinaire, how Cook decides to move forward with any one of these projects will shape the amazing future of the wowweeee wooptidooo consumer technology silly landscape.</text:p>
      <text:p text:style-name="P1"><text:s/></text:p>
      <text:p text:style-name="P1">+</text:p>
      <text:p text:style-name="P1">+hello world</text:p>
      <text:p text:style-name="P1">emma@emma-Swift-SF515-51T:~/Documents/famous$ git stash apply 0</text:p>
      <text:p text:style-name="P1">On branch master</text:p>
      <text:p text:style-name="P1">Changes not staged for commit:</text:p>
      <text:p text:style-name="P1"><text:s text:c="2"/>(use "git add &lt;file&gt;..." to update what will be committed)</text:p>
      <text:p text:style-name="P1"><text:s text:c="2"/>(use "git checkout -- &lt;file&gt;..." to discard changes in working directory)</text:p>
      <text:p text:style-name="P1"/>
      <text:p text:style-name="P1"><text:tab/>modified: <text:s text:c="2"/>people.txt</text:p>
      <text:p text:style-name="P1"/>
      <text:p text:style-name="P1">no changes added to commit (use "git add" and/or "git commit -a")</text:p>
      <text:p text:style-name="P1">emma@emma-Swift-SF515-51T:~/Documents/famous$ gedit people.txt </text:p>
      <text:p text:style-name="P1">emma@emma-Swift-SF515-51T:~/Documents/famous$ gedit people.txt </text:p>
      <text:p text:style-name="P1">emma@emma-Swift-SF515-51T:~/Documents/famous$ git stash save -m "goodbye world"</text:p>
      <text:p text:style-name="P1">error: pathspec 'goodbye world' did not match any file(s) known to git</text:p>
      <text:p text:style-name="P1">Did you forget to 'git add'?</text:p>
      <text:p text:style-name="P1">emma@emma-Swift-SF515-51T:~/Documents/famous$ git stash save "goodbye world"</text:p>
      <text:p text:style-name="P1">Saved working directory and index state On master: goodbye world</text:p>
      <text:p text:style-name="P1">emma@emma-Swift-SF515-51T:~/Documents/famous$ git stash list</text:p>
      <text:p text:style-name="P1">stash@{0}: On master: goodbye world</text:p>
      <text:p text:style-name="P1">stash@{1}: On master: stashing a hello message</text:p>
      <text:p text:style-name="P1">emma@emma-Swift-SF515-51T:~/Documents/famous$ git stash pop 0</text:p>
      <text:p text:style-name="P1">On branch master</text:p>
      <text:p text:style-name="P1">Changes not staged for commit:</text:p>
      <text:p text:style-name="P1"><text:s text:c="2"/>(use "git add &lt;file&gt;..." to update what will be committed)</text:p>
      <text:p text:style-name="P1"><text:s text:c="2"/>(use "git checkout -- &lt;file&gt;..." to discard changes in working directory)</text:p>
      <text:p text:style-name="P1"/>
      <text:p text:style-name="P1"><text:tab/>modified: <text:s text:c="2"/>people.txt</text:p>
      <text:p text:style-name="P1"/>
      <text:p text:style-name="P1">no changes added to commit (use "git add" and/or "git commit -a")</text:p>
      <text:p text:style-name="P1">Dropped refs/stash@{0} (39f06c44b9b8d7e2d43f0a38f163c43a233a7275)</text:p>
      <text:p text:style-name="P1">emma@emma-Swift-SF515-51T:~/Documents/famous$ git stash list</text:p>
      <text:p text:style-name="P1">stash@{0}: On master: stashing a hello message</text:p>
      <text:p text:style-name="P1">emma@emma-Swift-SF515-51T:~/Documents/famous$ git stash drop 0</text:p>
      <text:p text:style-name="P1">Dropped refs/stash@{0} (df1d2a32167366aff58a617c2e41a53526b39987)</text:p>
      <text:p text:style-name="P1">emma@emma-Swift-SF515-51T:~/Documents/famous$ gedit people.txt </text:p>
      <text:p text:style-name="P1">emma@emma-Swift-SF515-51T:~/Documents/famous$ git stash save "saving coming back"</text:p>
      <text:p text:style-name="P1">Saved working directory and index state On master: saving coming back</text:p>
      <text:p text:style-name="P1">emma@emma-Swift-SF515-51T:~/Documents/famous$ git stash list</text:p>
      <text:p text:style-name="P1">stash@{0}: On master: saving coming back</text:p>
      <text:p text:style-name="P1">emma@emma-Swift-SF515-51T:~/Documents/famous$ gedit people.txt </text:p>
      <text:p text:style-name="P1">emma@emma-Swift-SF515-51T:~/Documents/famous$ gedit people.txt </text:p>
      <text:p text:style-name="P1"><text:soft-page-break/>emma@emma-Swift-SF515-51T:~/Documents/famous$ git add people.txt </text:p>
      <text:p text:style-name="P1">emma@emma-Swift-SF515-51T:~/Documents/famous$ git commit -m "adding hi hi hi"</text:p>
      <text:p text:style-name="P1">[master d2eea1d] adding hi hi hi</text:p>
      <text:p text:style-name="P1"><text:s/>1 file changed, 1 insertion(+)</text:p>
      <text:p text:style-name="P1">emma@emma-Swift-SF515-51T:~/Documents/famous$ git ammend</text:p>
      <text:p text:style-name="P1">git: 'ammend' is not a git command. See 'git --help'.</text:p>
      <text:p text:style-name="P1"/>
      <text:p text:style-name="P1">The most similar command is</text:p>
      <text:p text:style-name="P1"><text:tab/>imap-send</text:p>
      <text:p text:style-name="P1">emma@emma-Swift-SF515-51T:~/Documents/famous$ git commit --amend</text:p>
      <text:p text:style-name="P1">[master 7e1064c] stashing conflict ease enter the commit message for your changes. Lines starting</text:p>
      <text:p text:style-name="P1"><text:s/>Date: Thu Jan 30 12:02:17 2020 +0100</text:p>
      <text:p text:style-name="P1"><text:s/>1 file changed, 1 insertion(+)</text:p>
      <text:p text:style-name="P1">emma@emma-Swift-SF515-51T:~/Documents/famous$ gedit people.txt </text:p>
      <text:p text:style-name="P1">emma@emma-Swift-SF515-51T:~/Documents/famous$ git status</text:p>
      <text:p text:style-name="P1">On branch master</text:p>
      <text:p text:style-name="P1">nothing to commit, working tree clean</text:p>
      <text:p text:style-name="P1">emma@emma-Swift-SF515-51T:~/Documents/famous$ git stash list</text:p>
      <text:p text:style-name="P1">stash@{0}: On master: saving coming back</text:p>
      <text:p text:style-name="P1">emma@emma-Swift-SF515-51T:~/Documents/famous$ git add people.txt </text:p>
      <text:p text:style-name="P1">emma@emma-Swift-SF515-51T:~/Documents/famous$ git stash apply 0</text:p>
      <text:p text:style-name="P1">Auto-merging people.txt</text:p>
      <text:p text:style-name="P1">CONFLICT (content): Merge conflict in people.txt</text:p>
      <text:p text:style-name="P1">emma@emma-Swift-SF515-51T:~/Documents/famous$ gedit people.txt </text:p>
      <text:p text:style-name="P1">emma@emma-Swift-SF515-51T:~/Documents/famous$ git log --online</text:p>
      <text:p text:style-name="P1">fatal: unrecognized argument: --online</text:p>
      <text:p text:style-name="P1">emma@emma-Swift-SF515-51T:~/Documents/famous$ git log --oneline</text:p>
      <text:p text:style-name="P1">7e1064c (HEAD -&gt; master) stashing conflict ease enter the commit message for your changes. Lines starting</text:p>
      <text:p text:style-name="P1">ea84bda (testing1) yay both changes</text:p>
      <text:p text:style-name="P1">44f31e9 trying to conflict</text:p>
      <text:p text:style-name="P1">51949d8 accept changes</text:p>
      <text:p text:style-name="P1">8714856 changes to the last line to conflict</text:p>
      <text:p text:style-name="P1">8f761b1 changes to the last line</text:p>
      <text:p text:style-name="P1">495f387 add Mark Zuckerberg's info to new branch testing</text:p>
      <text:p text:style-name="P1">645260c second commit</text:p>
      <text:p text:style-name="P1">79c45ae adding Elon Musk info and first commit</text:p>
      <text:p text:style-name="P1">emma@emma-Swift-SF515-51T:~/Documents/famous$ git stash</text:p>
      <text:p text:style-name="P1">people.txt: needs merge</text:p>
      <text:p text:style-name="P1">people.txt: needs merge</text:p>
      <text:p text:style-name="P1">people.txt: unmerged (fb5af4e9ebbb865886f052e4459b5d3d7a0f2539)</text:p>
      <text:p text:style-name="P1">people.txt: unmerged (22b2ad0389eaee8098650ae3871b96359d8b4c01)</text:p>
      <text:p text:style-name="P1">people.txt: unmerged (38b584a93ff161d08698db613a5eb8caefcca8cc)</text:p>
      <text:p text:style-name="P1">fatal: git-write-tree: error building trees</text:p>
      <text:p text:style-name="P1">Cannot save the current index state</text:p>
      <text:p text:style-name="P1">emma@emma-Swift-SF515-51T:~/Documents/famous$ git stash list</text:p>
      <text:p text:style-name="P1">stash@{0}: On master: saving coming back</text:p>
      <text:p text:style-name="P1">emma@emma-Swift-SF515-51T:~/Documents/famous$ git revert 44f31e9</text:p>
      <text:p text:style-name="P1">error: Reverting is not possible because you have unmerged files.</text:p>
      <text:p text:style-name="P1">hint: Fix them up in the work tree, and then use 'git add/rm &lt;file&gt;'</text:p>
      <text:p text:style-name="P1">hint: as appropriate to mark resolution and make a commit.</text:p>
      <text:p text:style-name="P1">fatal: revert failed</text:p>
      <text:p text:style-name="P1"><text:soft-page-break/>emma@emma-Swift-SF515-51T:~/Documents/famous$ gedit people.txt </text:p>
      <text:p text:style-name="P1">emma@emma-Swift-SF515-51T:~/Documents/famous$ git status</text:p>
      <text:p text:style-name="P1">On branch master</text:p>
      <text:p text:style-name="P1">Unmerged paths:</text:p>
      <text:p text:style-name="P1"><text:s text:c="2"/>(use "git reset HEAD &lt;file&gt;..." to unstage)</text:p>
      <text:p text:style-name="P1"><text:s text:c="2"/>(use "git add &lt;file&gt;..." to mark resolution)</text:p>
      <text:p text:style-name="P1"/>
      <text:p text:style-name="P1"><text:tab/>both modified: <text:s text:c="2"/>people.txt</text:p>
      <text:p text:style-name="P1"/>
      <text:p text:style-name="P1">no changes added to commit (use "git add" and/or "git commit -a")</text:p>
      <text:p text:style-name="P1">emma@emma-Swift-SF515-51T:~/Documents/famous$ git add people.txt </text:p>
      <text:p text:style-name="P1">emma@emma-Swift-SF515-51T:~/Documents/famous$ git commit -m "final merge to test reverting"</text:p>
      <text:p text:style-name="P1">[master c3bb831] final merge to test reverting</text:p>
      <text:p text:style-name="P1"><text:s/>1 file changed, 10 insertions(+)</text:p>
      <text:p text:style-name="P1">emma@emma-Swift-SF515-51T:~/Documents/famous$ git revert 44f31e9</text:p>
      <text:p text:style-name="P1">error: could not revert 44f31e9... trying to conflict</text:p>
      <text:p text:style-name="P1">hint: after resolving the conflicts, mark the corrected paths</text:p>
      <text:p text:style-name="P1">hint: with 'git add &lt;paths&gt;' or 'git rm &lt;paths&gt;'</text:p>
      <text:p text:style-name="P1">hint: and commit the result with 'git commit'</text:p>
      <text:p text:style-name="P1">emma@emma-Swift-SF515-51T:~/Documents/famous$ gedit people.txt </text:p>
      <text:p text:style-name="P1">emma@emma-Swift-SF515-51T:~/Documents/famous$ gedit people.txt </text:p>
      <text:p text:style-name="P1">^C</text:p>
      <text:p text:style-name="P1">emma@emma-Swift-SF515-51T:~/Documents/famous$ git status</text:p>
      <text:p text:style-name="P1">On branch master</text:p>
      <text:p text:style-name="P1">You are currently reverting commit 44f31e9.</text:p>
      <text:p text:style-name="P1"><text:s text:c="2"/>(fix conflicts and run "git revert --continue")</text:p>
      <text:p text:style-name="P1"><text:s text:c="2"/>(use "git revert --abort" to cancel the revert operation)</text:p>
      <text:p text:style-name="P1"/>
      <text:p text:style-name="P1">Unmerged paths:</text:p>
      <text:p text:style-name="P1"><text:s text:c="2"/>(use "git reset HEAD &lt;file&gt;..." to unstage)</text:p>
      <text:p text:style-name="P1"><text:s text:c="2"/>(use "git add/rm &lt;file&gt;..." as appropriate to mark resolution)</text:p>
      <text:p text:style-name="P1"/>
      <text:p text:style-name="P1"><text:tab/>deleted by them: test.txt</text:p>
      <text:p text:style-name="P1"/>
      <text:p text:style-name="P1">no changes added to commit (use "git add" and/or "git commit -a")</text:p>
      <text:p text:style-name="P1">emma@emma-Swift-SF515-51T:~/Documents/famous$ git revert --abort </text:p>
      <text:p text:style-name="P1">emma@emma-Swift-SF515-51T:~/Documents/famous$ git status</text:p>
      <text:p text:style-name="P1">On branch master</text:p>
      <text:p text:style-name="P1">nothing to commit, working tree clean</text:p>
      <text:p text:style-name="P1">emma@emma-Swift-SF515-51T:~/Documents/famous$ git log --oneline </text:p>
      <text:p text:style-name="P1">c3bb831 (HEAD -&gt; master) final merge to test reverting</text:p>
      <text:p text:style-name="P1">7e1064c stashing conflict ease enter the commit message for your changes. Lines starting</text:p>
      <text:p text:style-name="P1">ea84bda (testing1) yay both changes</text:p>
      <text:p text:style-name="P1">44f31e9 trying to conflict</text:p>
      <text:p text:style-name="P1">51949d8 accept changes</text:p>
      <text:p text:style-name="P1">8714856 changes to the last line to conflict</text:p>
      <text:p text:style-name="P1">8f761b1 changes to the last line</text:p>
      <text:p text:style-name="P1">495f387 add Mark Zuckerberg's info to new branch testing</text:p>
      <text:p text:style-name="P1">645260c second commit</text:p>
      <text:p text:style-name="P1">79c45ae adding Elon Musk info and first commit</text:p>
      <text:p text:style-name="P1">emma@emma-Swift-SF515-51T:~/Documents/famous$ git revert 7e1064c</text:p>
      <text:p text:style-name="P1"><text:soft-page-break/>error: could not revert 7e1064c... stashing conflict</text:p>
      <text:p text:style-name="P1">hint: after resolving the conflicts, mark the corrected paths</text:p>
      <text:p text:style-name="P1">hint: with 'git add &lt;paths&gt;' or 'git rm &lt;paths&gt;'</text:p>
      <text:p text:style-name="P1">hint: and commit the result with 'git commit'</text:p>
      <text:p text:style-name="P1">emma@emma-Swift-SF515-51T:~/Documents/famous$ git stash list</text:p>
      <text:p text:style-name="P1">stash@{0}: On master: saving coming back</text:p>
      <text:p text:style-name="P1">emma@emma-Swift-SF515-51T:~/Documents/famous$ git stash clear</text:p>
      <text:p text:style-name="P1">emma@emma-Swift-SF515-51T:~/Documents/famous$ git revert 7e1064c</text:p>
      <text:p text:style-name="P1">error: Reverting is not possible because you have unmerged files.</text:p>
      <text:p text:style-name="P1">hint: Fix them up in the work tree, and then use 'git add/rm &lt;file&gt;'</text:p>
      <text:p text:style-name="P1">hint: as appropriate to mark resolution and make a commit.</text:p>
      <text:p text:style-name="P1">fatal: revert failed</text:p>
      <text:p text:style-name="P1">emma@emma-Swift-SF515-51T:~/Documents/famous$ git status</text:p>
      <text:p text:style-name="P1">On branch master</text:p>
      <text:p text:style-name="P1">You are currently reverting commit 7e1064c.</text:p>
      <text:p text:style-name="P1"><text:s text:c="2"/>(fix conflicts and run "git revert --continue")</text:p>
      <text:p text:style-name="P1"><text:s text:c="2"/>(use "git revert --abort" to cancel the revert operation)</text:p>
      <text:p text:style-name="P1"/>
      <text:p text:style-name="P1">Unmerged paths:</text:p>
      <text:p text:style-name="P1"><text:s text:c="2"/>(use "git reset HEAD &lt;file&gt;..." to unstage)</text:p>
      <text:p text:style-name="P1"><text:s text:c="2"/>(use "git add &lt;file&gt;..." to mark resolution)</text:p>
      <text:p text:style-name="P1"/>
      <text:p text:style-name="P1"><text:tab/>both modified: <text:s text:c="2"/>people.txt</text:p>
      <text:p text:style-name="P1"/>
      <text:p text:style-name="P1">no changes added to commit (use "git add" and/or "git commit -a")</text:p>
      <text:p text:style-name="P1">emma@emma-Swift-SF515-51T:~/Documents/famous$ git add people.txt </text:p>
      <text:p text:style-name="P1">emma@emma-Swift-SF515-51T:~/Documents/famous$ git commit -m "trying to revert again"</text:p>
      <text:p text:style-name="P1">[master 19f542b] trying to revert again</text:p>
      <text:p text:style-name="P1"><text:s/>1 file changed, 3 insertions(+)</text:p>
      <text:p text:style-name="P1">emma@emma-Swift-SF515-51T:~/Documents/famous$ git status</text:p>
      <text:p text:style-name="P1">On branch master</text:p>
      <text:p text:style-name="P1">nothing to commit, working tree clean</text:p>
      <text:p text:style-name="P1">emma@emma-Swift-SF515-51T:~/Documents/famous$ git revert 7e1064c</text:p>
      <text:p text:style-name="P1">error: could not revert 7e1064c... stashing conflict</text:p>
      <text:p text:style-name="P1">hint: after resolving the conflicts, mark the corrected paths</text:p>
      <text:p text:style-name="P1">hint: with 'git add &lt;paths&gt;' or 'git rm &lt;paths&gt;'</text:p>
      <text:p text:style-name="P1">hint: and commit the result with 'git commit'</text:p>
      <text:p text:style-name="P1">emma@emma-Swift-SF515-51T:~/Documents/famous$ gedit people.txt </text:p>
      <text:p text:style-name="P1">emma@emma-Swift-SF515-51T:~/Documents/famous$ git add people.txt </text:p>
      <text:p text:style-name="P1">emma@emma-Swift-SF515-51T:~/Documents/famous$ git commit -m "I think this revert will work"</text:p>
      <text:p text:style-name="P1">[master d045bbf] I think this revert will work</text:p>
      <text:p text:style-name="P1"><text:s/>1 file changed, 2 insertions(+), 3 deletions(-)</text:p>
      <text:p text:style-name="P1">emma@emma-Swift-SF515-51T:~/Documents/famous$ git revert 7e1064c</text:p>
      <text:p text:style-name="P1">error: could not revert 7e1064c... stashing conflict</text:p>
      <text:p text:style-name="P1">hint: after resolving the conflicts, mark the corrected paths</text:p>
      <text:p text:style-name="P1">hint: with 'git add &lt;paths&gt;' or 'git rm &lt;paths&gt;'</text:p>
      <text:p text:style-name="P1">hint: and commit the result with 'git commit'</text:p>
      <text:p text:style-name="P1">emma@emma-Swift-SF515-51T:~/Documents/famous$ gedit people.txt </text:p>
      <text:p text:style-name="P1">emma@emma-Swift-SF515-51T:~/Documents/famous$ gedit people.txt </text:p>
      <text:p text:style-name="P1">emma@emma-Swift-SF515-51T:~/Documents/famous$ git add people.txt </text:p>
      <text:p text:style-name="P1">emma@emma-Swift-SF515-51T:~/Documents/famous$ git commit -m "Im not so sure this time"</text:p>
      <text:p text:style-name="P1"><text:soft-page-break/>[master 7650789] Im not so sure this time</text:p>
      <text:p text:style-name="P1"><text:s/>1 file changed, 4 deletions(-)</text:p>
      <text:p text:style-name="P1">emma@emma-Swift-SF515-51T:~/Documents/famous$ git revert 7e1064c</text:p>
      <text:p text:style-name="P1">error: could not revert 7e1064c... stashing conflict</text:p>
      <text:p text:style-name="P1">hint: after resolving the conflicts, mark the corrected paths</text:p>
      <text:p text:style-name="P1">hint: with 'git add &lt;paths&gt;' or 'git rm &lt;paths&gt;'</text:p>
      <text:p text:style-name="P1">hint: and commit the result with 'git commit'</text:p>
      <text:p text:style-name="P1">emma@emma-Swift-SF515-51T:~/Documents/famous$ gedit people.txt </text:p>
      <text:p text:style-name="P1">emma@emma-Swift-SF515-51T:~/Documents/famous$ git stash list</text:p>
      <text:p text:style-name="P1">emma@emma-Swift-SF515-51T:~/Documents/famous$ gedit people.txt </text:p>
      <text:p text:style-name="P1">emma@emma-Swift-SF515-51T:~/Documents/famous$ gedit people.txt </text:p>
      <text:p text:style-name="P1">emma@emma-Swift-SF515-51T:~/Documents/famous$ git add people.txt </text:p>
      <text:p text:style-name="P1">emma@emma-Swift-SF515-51T:~/Documents/famous$ git commit -m "Im not so sure this time"</text:p>
      <text:p text:style-name="P1">[master b610784] Im not so sure this time</text:p>
      <text:p text:style-name="P1"><text:s/>1 file changed, 1 insertion(+)</text:p>
      <text:p text:style-name="P1">emma@emma-Swift-SF515-51T:~/Documents/famous$ git revert 7e1064c</text:p>
      <text:p text:style-name="P1">error: could not revert 7e1064c... stashing conflict</text:p>
      <text:p text:style-name="P1">hint: after resolving the conflicts, mark the corrected paths</text:p>
      <text:p text:style-name="P1">hint: with 'git add &lt;paths&gt;' or 'git rm &lt;paths&gt;'</text:p>
      <text:p text:style-name="P1">hint: and commit the result with 'git commit'</text:p>
      <text:p text:style-name="P1">emma@emma-Swift-SF515-51T:~/Documents/famous$ gedit people.txt </text:p>
      <text:p text:style-name="P1">emma@emma-Swift-SF515-51T:~/Documents/famous$ git log --oneline </text:p>
      <text:p text:style-name="P1">b610784 (HEAD -&gt; master) Im not so sure this time</text:p>
      <text:p text:style-name="P1">7650789 Im not so sure this time</text:p>
      <text:p text:style-name="P1">d045bbf I think this revert will work</text:p>
      <text:p text:style-name="P1">19f542b trying to revert again</text:p>
      <text:p text:style-name="P1">c3bb831 final merge to test reverting</text:p>
      <text:p text:style-name="P1">7e1064c stashing conflict ease enter the commit message for your changes. Lines starting</text:p>
      <text:p text:style-name="P1">ea84bda (testing1) yay both changes</text:p>
      <text:p text:style-name="P1">44f31e9 trying to conflict</text:p>
      <text:p text:style-name="P1">51949d8 accept changes</text:p>
      <text:p text:style-name="P1">8714856 changes to the last line to conflict</text:p>
      <text:p text:style-name="P1">8f761b1 changes to the last line</text:p>
      <text:p text:style-name="P1">495f387 add Mark Zuckerberg's info to new branch testing</text:p>
      <text:p text:style-name="P1">645260c second commit</text:p>
      <text:p text:style-name="P1">79c45ae adding Elon Musk info and first commit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30T14:24:13.871938235</meta:creation-date>
    <dc:date>2020-01-30T14:25:31.902465378</dc:date>
    <meta:editing-duration>PT1M18S</meta:editing-duration>
    <meta:editing-cycles>1</meta:editing-cycles>
    <meta:generator>LibreOffice/6.3.4.2$Linux_X86_64 LibreOffice_project/30$Build-2</meta:generator>
    <meta:document-statistic meta:table-count="0" meta:image-count="0" meta:object-count="0" meta:page-count="38" meta:paragraph-count="1749" meta:word-count="9081" meta:character-count="65468" meta:non-whitespace-character-count="54611"/>
  </office:meta>
</office:document-meta>
</file>